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1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7" table:default-cell-style-name="Default"/>
        <table:table-row table:style-name="ro1">
          <table:table-cell table:number-columns-repeated="3"/>
          <table:table-cell office:value-type="string" calcext:value-type="string">
            <text:p>Periodi(ripetizioni) (s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unghezza pendolo(mm)</text:p>
          </table:table-cell>
          <table:table-cell office:value-type="string" calcext:value-type="string">
            <text:p>massa(g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astica</text:p>
          </table:table-cell>
          <table:table-cell table:formula="of:=824-47/2" office:value-type="float" office:value="800.5" calcext:value-type="float">
            <text:p>800.5</text:p>
          </table:table-cell>
          <table:table-cell office:value-type="float" office:value="88.8" calcext:value-type="float">
            <text:p>88.8</text:p>
          </table:table-cell>
          <table:table-cell office:value-type="float" office:value="1" calcext:value-type="float">
            <text:p>1</text:p>
          </table:table-cell>
          <table:table-cell office:value-type="float" office:value="14.48" calcext:value-type="float">
            <text:p>14.48</text:p>
          </table:table-cell>
          <table:table-cell table:formula="of:=[.E3]/8" office:value-type="float" office:value="1.81" calcext:value-type="float">
            <text:p>1.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.37" calcext:value-type="float">
            <text:p>14.37</text:p>
          </table:table-cell>
          <table:table-cell table:formula="of:=[.E4]/8" office:value-type="float" office:value="1.79625" calcext:value-type="float">
            <text:p>1.796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.36" calcext:value-type="float">
            <text:p>14.36</text:p>
          </table:table-cell>
          <table:table-cell table:formula="of:=[.E5]/8" office:value-type="float" office:value="1.795" calcext:value-type="float">
            <text:p>1.7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.33" calcext:value-type="float">
            <text:p>14.33</text:p>
          </table:table-cell>
          <table:table-cell table:formula="of:=[.E6]/8" office:value-type="float" office:value="1.79125" calcext:value-type="float">
            <text:p>1.79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.3" calcext:value-type="float">
            <text:p>14.3</text:p>
          </table:table-cell>
          <table:table-cell table:formula="of:=[.E7]/8" office:value-type="float" office:value="1.7875" calcext:value-type="float">
            <text:p>1.78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.42" calcext:value-type="float">
            <text:p>14.42</text:p>
          </table:table-cell>
          <table:table-cell table:formula="of:=[.E8]/8" office:value-type="float" office:value="1.8025" calcext:value-type="float">
            <text:p>1.80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.31" calcext:value-type="float">
            <text:p>14.31</text:p>
          </table:table-cell>
          <table:table-cell table:formula="of:=[.E9]/8" office:value-type="float" office:value="1.78875" calcext:value-type="float">
            <text:p>1.78875</text:p>
          </table:table-cell>
          <table:table-cell table:number-columns-repeated="2"/>
          <table:table-cell table:formula="of:=STDEV([.F3:.F10])" office:value-type="float" office:value="0.00743273406723835" calcext:value-type="float">
            <text:p>0.007432734067238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4.37" calcext:value-type="float">
            <text:p>14.37</text:p>
          </table:table-cell>
          <table:table-cell table:formula="of:=[.E10]/8" office:value-type="float" office:value="1.79625" calcext:value-type="float">
            <text:p>1.79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uminio</text:p>
          </table:table-cell>
          <table:table-cell office:value-type="float" office:value="800" calcext:value-type="float">
            <text:p>800</text:p>
          </table:table-cell>
          <table:table-cell office:value-type="float" office:value="161.3" calcext:value-type="float">
            <text:p>161.3</text:p>
          </table:table-cell>
          <table:table-cell office:value-type="float" office:value="1" calcext:value-type="float">
            <text:p>1</text:p>
          </table:table-cell>
          <table:table-cell office:value-type="float" office:value="14.41" calcext:value-type="float">
            <text:p>14.41</text:p>
          </table:table-cell>
          <table:table-cell table:formula="of:=[.E11]/8" office:value-type="float" office:value="1.80125" calcext:value-type="float">
            <text:p>1.80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.42" calcext:value-type="float">
            <text:p>14.42</text:p>
          </table:table-cell>
          <table:table-cell table:formula="of:=[.E12]/8" office:value-type="float" office:value="1.8025" calcext:value-type="float">
            <text:p>1.80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.29" calcext:value-type="float">
            <text:p>14.29</text:p>
          </table:table-cell>
          <table:table-cell table:formula="of:=[.E13]/8" office:value-type="float" office:value="1.78625" calcext:value-type="float">
            <text:p>1.786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.48" calcext:value-type="float">
            <text:p>14.48</text:p>
          </table:table-cell>
          <table:table-cell table:formula="of:=[.E14]/8" office:value-type="float" office:value="1.81" calcext:value-type="float">
            <text:p>1.8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.34" calcext:value-type="float">
            <text:p>14.34</text:p>
          </table:table-cell>
          <table:table-cell table:formula="of:=[.E15]/8" office:value-type="float" office:value="1.7925" calcext:value-type="float">
            <text:p>1.79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.34" calcext:value-type="float">
            <text:p>14.34</text:p>
          </table:table-cell>
          <table:table-cell table:formula="of:=[.E16]/8" office:value-type="float" office:value="1.7925" calcext:value-type="float">
            <text:p>1.79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.33" calcext:value-type="float">
            <text:p>14.33</text:p>
          </table:table-cell>
          <table:table-cell table:formula="of:=[.E17]/8" office:value-type="float" office:value="1.79125" calcext:value-type="float">
            <text:p>1.79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4.29" calcext:value-type="float">
            <text:p>14.29</text:p>
          </table:table-cell>
          <table:table-cell table:formula="of:=[.E18]/8" office:value-type="float" office:value="1.78625" calcext:value-type="float">
            <text:p>1.78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tone grande</text:p>
          </table:table-cell>
          <table:table-cell office:value-type="float" office:value="800" calcext:value-type="float">
            <text:p>800</text:p>
          </table:table-cell>
          <table:table-cell office:value-type="float" office:value="495.3" calcext:value-type="float">
            <text:p>495.3</text:p>
          </table:table-cell>
          <table:table-cell office:value-type="float" office:value="1" calcext:value-type="float">
            <text:p>1</text:p>
          </table:table-cell>
          <table:table-cell office:value-type="float" office:value="14.39" calcext:value-type="float">
            <text:p>14.39</text:p>
          </table:table-cell>
          <table:table-cell table:formula="of:=[.E19]/8" office:value-type="float" office:value="1.79875" calcext:value-type="float">
            <text:p>1.798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.44" calcext:value-type="float">
            <text:p>14.44</text:p>
          </table:table-cell>
          <table:table-cell table:formula="of:=[.E20]/8" office:value-type="float" office:value="1.805" calcext:value-type="float">
            <text:p>1.8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.37" calcext:value-type="float">
            <text:p>14.37</text:p>
          </table:table-cell>
          <table:table-cell table:formula="of:=[.E21]/8" office:value-type="float" office:value="1.79625" calcext:value-type="float">
            <text:p>1.796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.38" calcext:value-type="float">
            <text:p>14.38</text:p>
          </table:table-cell>
          <table:table-cell table:formula="of:=[.E22]/8" office:value-type="float" office:value="1.7975" calcext:value-type="float">
            <text:p>1.79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.4" calcext:value-type="float">
            <text:p>14.4</text:p>
          </table:table-cell>
          <table:table-cell table:formula="of:=[.E23]/8"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.3" calcext:value-type="float">
            <text:p>14.3</text:p>
          </table:table-cell>
          <table:table-cell table:formula="of:=[.E24]/8" office:value-type="float" office:value="1.7875" calcext:value-type="float">
            <text:p>1.78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.34" calcext:value-type="float">
            <text:p>14.34</text:p>
          </table:table-cell>
          <table:table-cell table:formula="of:=[.E25]/8" office:value-type="float" office:value="1.7925" calcext:value-type="float">
            <text:p>1.79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4.37" calcext:value-type="float">
            <text:p>14.37</text:p>
          </table:table-cell>
          <table:table-cell table:formula="of:=[.E26]/8" office:value-type="float" office:value="1.79625" calcext:value-type="float">
            <text:p>1.79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tone grande</text:p>
          </table:table-cell>
          <table:table-cell office:value-type="float" office:value="800" calcext:value-type="float">
            <text:p>800</text:p>
          </table:table-cell>
          <table:table-cell office:value-type="float" office:value="695.9" calcext:value-type="float">
            <text:p>695.9</text:p>
          </table:table-cell>
          <table:table-cell office:value-type="float" office:value="1" calcext:value-type="float">
            <text:p>1</text:p>
          </table:table-cell>
          <table:table-cell office:value-type="float" office:value="14.32" calcext:value-type="float">
            <text:p>14.32</text:p>
          </table:table-cell>
          <table:table-cell table:formula="of:=[.E27]/8" office:value-type="float" office:value="1.79" calcext:value-type="float">
            <text:p>1.7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.34" calcext:value-type="float">
            <text:p>14.34</text:p>
          </table:table-cell>
          <table:table-cell table:formula="of:=[.E28]/8" office:value-type="float" office:value="1.7925" calcext:value-type="float">
            <text:p>1.79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.37" calcext:value-type="float">
            <text:p>14.37</text:p>
          </table:table-cell>
          <table:table-cell table:formula="of:=[.E29]/8" office:value-type="float" office:value="1.79625" calcext:value-type="float">
            <text:p>1.796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.41" calcext:value-type="float">
            <text:p>14.41</text:p>
          </table:table-cell>
          <table:table-cell table:formula="of:=[.E30]/8" office:value-type="float" office:value="1.80125" calcext:value-type="float">
            <text:p>1.80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.44" calcext:value-type="float">
            <text:p>14.44</text:p>
          </table:table-cell>
          <table:table-cell table:formula="of:=[.E31]/8" office:value-type="float" office:value="1.805" calcext:value-type="float">
            <text:p>1.8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.36" calcext:value-type="float">
            <text:p>14.36</text:p>
          </table:table-cell>
          <table:table-cell table:formula="of:=[.E32]/8" office:value-type="float" office:value="1.795" calcext:value-type="float">
            <text:p>1.7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.46" calcext:value-type="float">
            <text:p>14.46</text:p>
          </table:table-cell>
          <table:table-cell table:formula="of:=[.E33]/8" office:value-type="float" office:value="1.8075" calcext:value-type="float">
            <text:p>1.80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4.42" calcext:value-type="float">
            <text:p>14.42</text:p>
          </table:table-cell>
          <table:table-cell table:formula="of:=[.E34]/8" office:value-type="float" office:value="1.8025" calcext:value-type="float">
            <text:p>1.8025</text:p>
          </table:table-cell>
          <table:table-cell table:number-columns-repeated="3"/>
        </table:table-row>
      </table:table>
      <table:table table:name="Sheet2" table:style-name="ta1">
        <table:table-column table:style-name="co2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ipetizioni</text:p>
          </table:table-cell>
          <table:table-cell office:value-type="string" calcext:value-type="string">
            <text:p>tempi</text:p>
          </table:table-cell>
        </table:table-row>
        <table:table-row table:style-name="ro1">
          <table:table-cell office:value-type="string" calcext:value-type="string">
            <text:p>massa</text:p>
          </table:table-cell>
          <table:table-cell office:value-type="string" calcext:value-type="string">
            <text:p>lunghezza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2"/>
        </table:table-row>
      </table:table>
      <table:table table:name="Sheet3" table:style-name="ta1">
        <table:table-column table:style-name="co2" table:number-columns-repeated="16" table:default-cell-style-name="Default"/>
        <table:table-row table:style-name="ro1">
          <table:table-cell office:value-type="string" calcext:value-type="string">
            <text:p>misure singole micro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ssa</text:p>
          </table:table-cell>
          <table:table-cell table:number-columns-repeated="14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1815396" calcext:value-type="float">
            <text:p>1815396</text:p>
          </table:table-cell>
          <table:table-cell office:value-type="float" office:value="1806916" calcext:value-type="float">
            <text:p>1806916</text:p>
          </table:table-cell>
          <table:table-cell office:value-type="float" office:value="1801692" calcext:value-type="float">
            <text:p>1801692</text:p>
          </table:table-cell>
          <table:table-cell office:value-type="float" office:value="1794436" calcext:value-type="float">
            <text:p>1794436</text:p>
          </table:table-cell>
          <table:table-cell office:value-type="float" office:value="1783976" calcext:value-type="float">
            <text:p>1783976</text:p>
          </table:table-cell>
          <table:table-cell office:value-type="float" office:value="1792000" calcext:value-type="float">
            <text:p>1792000</text:p>
          </table:table-cell>
          <table:table-cell office:value-type="float" office:value="1774312" calcext:value-type="float">
            <text:p>1774312</text:p>
          </table:table-cell>
          <table:table-cell office:value-type="float" office:value="1809016" calcext:value-type="float">
            <text:p>1809016</text:p>
          </table:table-cell>
          <table:table-cell office:value-type="float" office:value="1808140" calcext:value-type="float">
            <text:p>1808140</text:p>
          </table:table-cell>
          <table:table-cell office:value-type="float" office:value="1815392" calcext:value-type="float">
            <text:p>18153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dia x47height</text:p>
          </table:table-cell>
          <table:table-cell/>
          <table:table-cell office:value-type="float" office:value="1806328" calcext:value-type="float">
            <text:p>1806328</text:p>
          </table:table-cell>
          <table:table-cell office:value-type="float" office:value="1806792" calcext:value-type="float">
            <text:p>1806792</text:p>
          </table:table-cell>
          <table:table-cell office:value-type="float" office:value="1779660" calcext:value-type="float">
            <text:p>1779660</text:p>
          </table:table-cell>
          <table:table-cell office:value-type="float" office:value="1783744" calcext:value-type="float">
            <text:p>1783744</text:p>
          </table:table-cell>
          <table:table-cell office:value-type="float" office:value="1792608" calcext:value-type="float">
            <text:p>1792608</text:p>
          </table:table-cell>
          <table:table-cell office:value-type="float" office:value="1778984" calcext:value-type="float">
            <text:p>1778984</text:p>
          </table:table-cell>
          <table:table-cell office:value-type="float" office:value="1808584" calcext:value-type="float">
            <text:p>1808584</text:p>
          </table:table-cell>
          <table:table-cell office:value-type="float" office:value="1812184" calcext:value-type="float">
            <text:p>1812184</text:p>
          </table:table-cell>
          <table:table-cell office:value-type="float" office:value="1801264" calcext:value-type="float">
            <text:p>1801264</text:p>
          </table:table-cell>
          <table:table-cell office:value-type="float" office:value="1805384" calcext:value-type="float">
            <text:p>180538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0572" calcext:value-type="float">
            <text:p>1810572</text:p>
          </table:table-cell>
          <table:table-cell office:value-type="float" office:value="1806936" calcext:value-type="float">
            <text:p>1806936</text:p>
          </table:table-cell>
          <table:table-cell office:value-type="float" office:value="1800852" calcext:value-type="float">
            <text:p>1800852</text:p>
          </table:table-cell>
          <table:table-cell office:value-type="float" office:value="1789832" calcext:value-type="float">
            <text:p>1789832</text:p>
          </table:table-cell>
          <table:table-cell office:value-type="float" office:value="1796628" calcext:value-type="float">
            <text:p>1796628</text:p>
          </table:table-cell>
          <table:table-cell office:value-type="float" office:value="1795336" calcext:value-type="float">
            <text:p>1795336</text:p>
          </table:table-cell>
          <table:table-cell office:value-type="float" office:value="1793828" calcext:value-type="float">
            <text:p>1793828</text:p>
          </table:table-cell>
          <table:table-cell office:value-type="float" office:value="1808180" calcext:value-type="float">
            <text:p>1808180</text:p>
          </table:table-cell>
          <table:table-cell office:value-type="float" office:value="1804504" calcext:value-type="float">
            <text:p>1804504</text:p>
          </table:table-cell>
          <table:table-cell office:value-type="float" office:value="1786152" calcext:value-type="float">
            <text:p>178615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20916" calcext:value-type="float">
            <text:p>1820916</text:p>
          </table:table-cell>
          <table:table-cell office:value-type="float" office:value="1803856" calcext:value-type="float">
            <text:p>1803856</text:p>
          </table:table-cell>
          <table:table-cell office:value-type="float" office:value="1801208" calcext:value-type="float">
            <text:p>1801208</text:p>
          </table:table-cell>
          <table:table-cell office:value-type="float" office:value="1795888" calcext:value-type="float">
            <text:p>1795888</text:p>
          </table:table-cell>
          <table:table-cell office:value-type="float" office:value="1787156" calcext:value-type="float">
            <text:p>1787156</text:p>
          </table:table-cell>
          <table:table-cell office:value-type="float" office:value="1799360" calcext:value-type="float">
            <text:p>1799360</text:p>
          </table:table-cell>
          <table:table-cell office:value-type="float" office:value="1810032" calcext:value-type="float">
            <text:p>1810032</text:p>
          </table:table-cell>
          <table:table-cell office:value-type="float" office:value="1811000" calcext:value-type="float">
            <text:p>1811000</text:p>
          </table:table-cell>
          <table:table-cell office:value-type="float" office:value="1783388" calcext:value-type="float">
            <text:p>1783388</text:p>
          </table:table-cell>
          <table:table-cell office:value-type="float" office:value="1803404" calcext:value-type="float">
            <text:p>18034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11080" calcext:value-type="float">
            <text:p>1811080</text:p>
          </table:table-cell>
          <table:table-cell office:value-type="float" office:value="1806172" calcext:value-type="float">
            <text:p>1806172</text:p>
          </table:table-cell>
          <table:table-cell office:value-type="float" office:value="1799612" calcext:value-type="float">
            <text:p>1799612</text:p>
          </table:table-cell>
          <table:table-cell office:value-type="float" office:value="1791688" calcext:value-type="float">
            <text:p>1791688</text:p>
          </table:table-cell>
          <table:table-cell office:value-type="float" office:value="1794580" calcext:value-type="float">
            <text:p>1794580</text:p>
          </table:table-cell>
          <table:table-cell office:value-type="float" office:value="1807468" calcext:value-type="float">
            <text:p>1807468</text:p>
          </table:table-cell>
          <table:table-cell office:value-type="float" office:value="1798656" calcext:value-type="float">
            <text:p>1798656</text:p>
          </table:table-cell>
          <table:table-cell office:value-type="float" office:value="1810776" calcext:value-type="float">
            <text:p>1810776</text:p>
          </table:table-cell>
          <table:table-cell office:value-type="float" office:value="1782468" calcext:value-type="float">
            <text:p>1782468</text:p>
          </table:table-cell>
          <table:table-cell office:value-type="float" office:value="1796628" calcext:value-type="float">
            <text:p>17966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 table:formula="of:=SUM([.D3:.D7])" office:value-type="float" office:value="9064292" calcext:value-type="float">
            <text:p>9064292</text:p>
          </table:table-cell>
          <table:table-cell table:formula="of:=SUM([.E3:.E7])" office:value-type="float" office:value="9030672" calcext:value-type="float">
            <text:p>9030672</text:p>
          </table:table-cell>
          <table:table-cell table:formula="of:=SUM([.F3:.F7])" office:value-type="float" office:value="8983024" calcext:value-type="float">
            <text:p>8983024</text:p>
          </table:table-cell>
          <table:table-cell table:formula="of:=SUM([.G3:.G7])" office:value-type="float" office:value="8955588" calcext:value-type="float">
            <text:p>8955588</text:p>
          </table:table-cell>
          <table:table-cell table:formula="of:=SUM([.H3:.H7])" office:value-type="float" office:value="8954948" calcext:value-type="float">
            <text:p>8954948</text:p>
          </table:table-cell>
          <table:table-cell table:formula="of:=SUM([.I3:.I7])" office:value-type="float" office:value="8973148" calcext:value-type="float">
            <text:p>8973148</text:p>
          </table:table-cell>
          <table:table-cell table:formula="of:=SUM([.J3:.J7])" office:value-type="float" office:value="8985412" calcext:value-type="float">
            <text:p>8985412</text:p>
          </table:table-cell>
          <table:table-cell table:formula="of:=SUM([.K3:.K7])" office:value-type="float" office:value="9051156" calcext:value-type="float">
            <text:p>9051156</text:p>
          </table:table-cell>
          <table:table-cell table:formula="of:=SUM([.L3:.L7])" office:value-type="float" office:value="8979764" calcext:value-type="float">
            <text:p>8979764</text:p>
          </table:table-cell>
          <table:table-cell table:formula="of:=SUM([.M3:.M7])" office:value-type="float" office:value="9006960" calcext:value-type="float">
            <text:p>900696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[.D8]/5" office:value-type="float" office:value="1812858.4" calcext:value-type="float">
            <text:p>1812858.4</text:p>
          </table:table-cell>
          <table:table-cell table:formula="of:=[.E8]/5" office:value-type="float" office:value="1806134.4" calcext:value-type="float">
            <text:p>1806134.4</text:p>
          </table:table-cell>
          <table:table-cell table:formula="of:=[.F8]/5" office:value-type="float" office:value="1796604.8" calcext:value-type="float">
            <text:p>1796604.8</text:p>
          </table:table-cell>
          <table:table-cell table:formula="of:=[.G8]/5" office:value-type="float" office:value="1791117.6" calcext:value-type="float">
            <text:p>1791117.6</text:p>
          </table:table-cell>
          <table:table-cell table:formula="of:=[.H8]/5" office:value-type="float" office:value="1790989.6" calcext:value-type="float">
            <text:p>1790989.6</text:p>
          </table:table-cell>
          <table:table-cell table:formula="of:=[.I8]/5" office:value-type="float" office:value="1794629.6" calcext:value-type="float">
            <text:p>1794629.6</text:p>
          </table:table-cell>
          <table:table-cell table:formula="of:=[.J8]/5" office:value-type="float" office:value="1797082.4" calcext:value-type="float">
            <text:p>1797082.4</text:p>
          </table:table-cell>
          <table:table-cell table:formula="of:=[.K8]/5" office:value-type="float" office:value="1810231.2" calcext:value-type="float">
            <text:p>1810231.2</text:p>
          </table:table-cell>
          <table:table-cell table:formula="of:=[.L8]/5" office:value-type="float" office:value="1795952.8" calcext:value-type="float">
            <text:p>1795952.8</text:p>
          </table:table-cell>
          <table:table-cell table:formula="of:=[.M8]/5" office:value-type="float" office:value="1801392" calcext:value-type="float">
            <text:p>1801392</text:p>
          </table:table-cell>
          <table:table-cell table:formula="of:=AVERAGE([.D9:.M9])" office:value-type="float" office:value="1799699.28" calcext:value-type="float">
            <text:p>1799699.28</text:p>
          </table:table-cell>
          <table:table-cell table:formula="of:=STDEV([.D9:.M9])" office:value-type="float" office:value="7702.99538344223" calcext:value-type="float">
            <text:p>7702.99538344223</text:p>
          </table:table-cell>
          <table:table-cell table:formula="of:=[.O9]+[.N9]" office:value-type="float" office:value="1807402.27538344" calcext:value-type="float">
            <text:p>1807402.275383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d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/>
          <table:table-cell office:value-type="float" office:value="1799928" calcext:value-type="float">
            <text:p>1799928</text:p>
          </table:table-cell>
          <table:table-cell office:value-type="float" office:value="1800768" calcext:value-type="float">
            <text:p>1800768</text:p>
          </table:table-cell>
          <table:table-cell office:value-type="float" office:value="1801336" calcext:value-type="float">
            <text:p>1801336</text:p>
          </table:table-cell>
          <table:table-cell office:value-type="float" office:value="1800032" calcext:value-type="float">
            <text:p>1800032</text:p>
          </table:table-cell>
          <table:table-cell office:value-type="float" office:value="1796908" calcext:value-type="float">
            <text:p>1796908</text:p>
          </table:table-cell>
          <table:table-cell office:value-type="float" office:value="1800092" calcext:value-type="float">
            <text:p>1800092</text:p>
          </table:table-cell>
          <table:table-cell table:number-columns-repeated="2" office:value-type="float" office:value="1802436" calcext:value-type="float">
            <text:p>1802436</text:p>
          </table:table-cell>
          <table:table-cell office:value-type="float" office:value="1801852" calcext:value-type="float">
            <text:p>1801852</text:p>
          </table:table-cell>
          <table:table-cell office:value-type="float" office:value="1801756" calcext:value-type="float">
            <text:p>18017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diaq x47height</text:p>
          </table:table-cell>
          <table:table-cell/>
          <table:table-cell office:value-type="float" office:value="1805064" calcext:value-type="float">
            <text:p>1805064</text:p>
          </table:table-cell>
          <table:table-cell office:value-type="float" office:value="1805224" calcext:value-type="float">
            <text:p>1805224</text:p>
          </table:table-cell>
          <table:table-cell office:value-type="float" office:value="1798800" calcext:value-type="float">
            <text:p>1798800</text:p>
          </table:table-cell>
          <table:table-cell office:value-type="float" office:value="1794144" calcext:value-type="float">
            <text:p>1794144</text:p>
          </table:table-cell>
          <table:table-cell office:value-type="float" office:value="1805076" calcext:value-type="float">
            <text:p>1805076</text:p>
          </table:table-cell>
          <table:table-cell table:number-columns-repeated="2" office:value-type="float" office:value="1792388" calcext:value-type="float">
            <text:p>1792388</text:p>
          </table:table-cell>
          <table:table-cell office:value-type="float" office:value="1794384" calcext:value-type="float">
            <text:p>1794384</text:p>
          </table:table-cell>
          <table:table-cell office:value-type="float" office:value="1786232" calcext:value-type="float">
            <text:p>1786232</text:p>
          </table:table-cell>
          <table:table-cell office:value-type="float" office:value="1797520" calcext:value-type="float">
            <text:p>179752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99256" calcext:value-type="float">
            <text:p>1799256</text:p>
          </table:table-cell>
          <table:table-cell office:value-type="float" office:value="1805392" calcext:value-type="float">
            <text:p>1805392</text:p>
          </table:table-cell>
          <table:table-cell office:value-type="float" office:value="1790156" calcext:value-type="float">
            <text:p>1790156</text:p>
          </table:table-cell>
          <table:table-cell office:value-type="float" office:value="1784712" calcext:value-type="float">
            <text:p>1784712</text:p>
          </table:table-cell>
          <table:table-cell office:value-type="float" office:value="1798164" calcext:value-type="float">
            <text:p>1798164</text:p>
          </table:table-cell>
          <table:table-cell table:number-columns-repeated="2" office:value-type="float" office:value="1785844" calcext:value-type="float">
            <text:p>1785844</text:p>
          </table:table-cell>
          <table:table-cell office:value-type="float" office:value="1799904" calcext:value-type="float">
            <text:p>1799904</text:p>
          </table:table-cell>
          <table:table-cell office:value-type="float" office:value="1801120" calcext:value-type="float">
            <text:p>1801120</text:p>
          </table:table-cell>
          <table:table-cell office:value-type="float" office:value="1796376" calcext:value-type="float">
            <text:p>179637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98312" calcext:value-type="float">
            <text:p>1798312</text:p>
          </table:table-cell>
          <table:table-cell office:value-type="float" office:value="1803304" calcext:value-type="float">
            <text:p>1803304</text:p>
          </table:table-cell>
          <table:table-cell office:value-type="float" office:value="1800460" calcext:value-type="float">
            <text:p>1800460</text:p>
          </table:table-cell>
          <table:table-cell office:value-type="float" office:value="1790216" calcext:value-type="float">
            <text:p>1790216</text:p>
          </table:table-cell>
          <table:table-cell office:value-type="float" office:value="1781696" calcext:value-type="float">
            <text:p>1781696</text:p>
          </table:table-cell>
          <table:table-cell table:number-columns-repeated="2" office:value-type="float" office:value="1805892" calcext:value-type="float">
            <text:p>1805892</text:p>
          </table:table-cell>
          <table:table-cell office:value-type="float" office:value="1787244" calcext:value-type="float">
            <text:p>1787244</text:p>
          </table:table-cell>
          <table:table-cell office:value-type="float" office:value="1797888" calcext:value-type="float">
            <text:p>1797888</text:p>
          </table:table-cell>
          <table:table-cell office:value-type="float" office:value="1797136" calcext:value-type="float">
            <text:p>17971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89684" calcext:value-type="float">
            <text:p>1789684</text:p>
          </table:table-cell>
          <table:table-cell office:value-type="float" office:value="1802840" calcext:value-type="float">
            <text:p>1802840</text:p>
          </table:table-cell>
          <table:table-cell office:value-type="float" office:value="1803260" calcext:value-type="float">
            <text:p>1803260</text:p>
          </table:table-cell>
          <table:table-cell office:value-type="float" office:value="1793916" calcext:value-type="float">
            <text:p>1793916</text:p>
          </table:table-cell>
          <table:table-cell office:value-type="float" office:value="1787064" calcext:value-type="float">
            <text:p>1787064</text:p>
          </table:table-cell>
          <table:table-cell table:number-columns-repeated="2" office:value-type="float" office:value="1805764" calcext:value-type="float">
            <text:p>1805764</text:p>
          </table:table-cell>
          <table:table-cell office:value-type="float" office:value="1796588" calcext:value-type="float">
            <text:p>1796588</text:p>
          </table:table-cell>
          <table:table-cell office:value-type="float" office:value="1793784" calcext:value-type="float">
            <text:p>1793784</text:p>
          </table:table-cell>
          <table:table-cell office:value-type="float" office:value="1805892" calcext:value-type="float">
            <text:p>180589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 table:formula="of:=SUM([.D11:.D15])" office:value-type="float" office:value="8992244" calcext:value-type="float">
            <text:p>8992244</text:p>
          </table:table-cell>
          <table:table-cell table:formula="of:=SUM([.E11:.E15])" office:value-type="float" office:value="9017528" calcext:value-type="float">
            <text:p>9017528</text:p>
          </table:table-cell>
          <table:table-cell table:formula="of:=SUM([.F11:.F15])" office:value-type="float" office:value="8994012" calcext:value-type="float">
            <text:p>8994012</text:p>
          </table:table-cell>
          <table:table-cell table:formula="of:=SUM([.G11:.G15])" office:value-type="float" office:value="8963020" calcext:value-type="float">
            <text:p>8963020</text:p>
          </table:table-cell>
          <table:table-cell table:formula="of:=SUM([.H11:.H15])" office:value-type="float" office:value="8968908" calcext:value-type="float">
            <text:p>8968908</text:p>
          </table:table-cell>
          <table:table-cell table:formula="of:=SUM([.I11:.I15])" office:value-type="float" office:value="8989980" calcext:value-type="float">
            <text:p>8989980</text:p>
          </table:table-cell>
          <table:table-cell table:formula="of:=SUM([.J11:.J15])" office:value-type="float" office:value="8992324" calcext:value-type="float">
            <text:p>8992324</text:p>
          </table:table-cell>
          <table:table-cell table:formula="of:=SUM([.K11:.K15])" office:value-type="float" office:value="8980556" calcext:value-type="float">
            <text:p>8980556</text:p>
          </table:table-cell>
          <table:table-cell table:formula="of:=SUM([.L11:.L15])" office:value-type="float" office:value="8980876" calcext:value-type="float">
            <text:p>8980876</text:p>
          </table:table-cell>
          <table:table-cell table:formula="of:=SUM([.M11:.M15])" office:value-type="float" office:value="8998680" calcext:value-type="float">
            <text:p>899868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[.D16]/5" office:value-type="float" office:value="1798448.8" calcext:value-type="float">
            <text:p>1798448.8</text:p>
          </table:table-cell>
          <table:table-cell table:formula="of:=[.E16]/5" office:value-type="float" office:value="1803505.6" calcext:value-type="float">
            <text:p>1803505.6</text:p>
          </table:table-cell>
          <table:table-cell table:formula="of:=[.F16]/5" office:value-type="float" office:value="1798802.4" calcext:value-type="float">
            <text:p>1798802.4</text:p>
          </table:table-cell>
          <table:table-cell table:formula="of:=[.G16]/5" office:value-type="float" office:value="1792604" calcext:value-type="float">
            <text:p>1792604</text:p>
          </table:table-cell>
          <table:table-cell table:formula="of:=[.H16]/5" office:value-type="float" office:value="1793781.6" calcext:value-type="float">
            <text:p>1793781.6</text:p>
          </table:table-cell>
          <table:table-cell table:formula="of:=[.I16]/5" office:value-type="float" office:value="1797996" calcext:value-type="float">
            <text:p>1797996</text:p>
          </table:table-cell>
          <table:table-cell table:formula="of:=[.J16]/5" office:value-type="float" office:value="1798464.8" calcext:value-type="float">
            <text:p>1798464.8</text:p>
          </table:table-cell>
          <table:table-cell table:formula="of:=[.K16]/5" office:value-type="float" office:value="1796111.2" calcext:value-type="float">
            <text:p>1796111.2</text:p>
          </table:table-cell>
          <table:table-cell table:formula="of:=[.L16]/5" office:value-type="float" office:value="1796175.2" calcext:value-type="float">
            <text:p>1796175.2</text:p>
          </table:table-cell>
          <table:table-cell table:formula="of:=[.M16]/5" office:value-type="float" office:value="1799736" calcext:value-type="float">
            <text:p>1799736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/>
          <table:table-cell table:number-columns-repeated="2" office:value-type="float" office:value="1795444" calcext:value-type="float">
            <text:p>1795444</text:p>
          </table:table-cell>
          <table:table-cell table:number-columns-repeated="2" office:value-type="float" office:value="1797972" calcext:value-type="float">
            <text:p>1797972</text:p>
          </table:table-cell>
          <table:table-cell office:value-type="float" office:value="1798784" calcext:value-type="float">
            <text:p>1798784</text:p>
          </table:table-cell>
          <table:table-cell office:value-type="float" office:value="1797292" calcext:value-type="float">
            <text:p>1797292</text:p>
          </table:table-cell>
          <table:table-cell office:value-type="float" office:value="1794912" calcext:value-type="float">
            <text:p>1794912</text:p>
          </table:table-cell>
          <table:table-cell table:number-columns-repeated="2" office:value-type="float" office:value="1797188" calcext:value-type="float">
            <text:p>1797188</text:p>
          </table:table-cell>
          <table:table-cell office:value-type="float" office:value="1793244" calcext:value-type="float">
            <text:p>17932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dia x47height</text:p>
          </table:table-cell>
          <table:table-cell/>
          <table:table-cell table:number-columns-repeated="2" office:value-type="float" office:value="1803244" calcext:value-type="float">
            <text:p>1803244</text:p>
          </table:table-cell>
          <table:table-cell table:number-columns-repeated="2" office:value-type="float" office:value="1778056" calcext:value-type="float">
            <text:p>1778056</text:p>
          </table:table-cell>
          <table:table-cell office:value-type="float" office:value="1799036" calcext:value-type="float">
            <text:p>1799036</text:p>
          </table:table-cell>
          <table:table-cell office:value-type="float" office:value="1799972" calcext:value-type="float">
            <text:p>1799972</text:p>
          </table:table-cell>
          <table:table-cell office:value-type="float" office:value="1793876" calcext:value-type="float">
            <text:p>1793876</text:p>
          </table:table-cell>
          <table:table-cell table:number-columns-repeated="2" office:value-type="float" office:value="1804864" calcext:value-type="float">
            <text:p>1804864</text:p>
          </table:table-cell>
          <table:table-cell office:value-type="float" office:value="1796068" calcext:value-type="float">
            <text:p>1796068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90928" calcext:value-type="float">
            <text:p>1790928</text:p>
          </table:table-cell>
          <table:table-cell table:number-columns-repeated="2" office:value-type="float" office:value="1811692" calcext:value-type="float">
            <text:p>1811692</text:p>
          </table:table-cell>
          <table:table-cell office:value-type="float" office:value="1795080" calcext:value-type="float">
            <text:p>1795080</text:p>
          </table:table-cell>
          <table:table-cell office:value-type="float" office:value="1791648" calcext:value-type="float">
            <text:p>1791648</text:p>
          </table:table-cell>
          <table:table-cell office:value-type="float" office:value="1793176" calcext:value-type="float">
            <text:p>1793176</text:p>
          </table:table-cell>
          <table:table-cell table:number-columns-repeated="2" office:value-type="float" office:value="1795320" calcext:value-type="float">
            <text:p>1795320</text:p>
          </table:table-cell>
          <table:table-cell office:value-type="float" office:value="1793764" calcext:value-type="float">
            <text:p>1793764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800408" calcext:value-type="float">
            <text:p>1800408</text:p>
          </table:table-cell>
          <table:table-cell table:number-columns-repeated="2" office:value-type="float" office:value="1782264" calcext:value-type="float">
            <text:p>1782264</text:p>
          </table:table-cell>
          <table:table-cell office:value-type="float" office:value="1795180" calcext:value-type="float">
            <text:p>1795180</text:p>
          </table:table-cell>
          <table:table-cell office:value-type="float" office:value="1788616" calcext:value-type="float">
            <text:p>1788616</text:p>
          </table:table-cell>
          <table:table-cell office:value-type="float" office:value="1796944" calcext:value-type="float">
            <text:p>1796944</text:p>
          </table:table-cell>
          <table:table-cell table:number-columns-repeated="2" office:value-type="float" office:value="1796876" calcext:value-type="float">
            <text:p>1796876</text:p>
          </table:table-cell>
          <table:table-cell office:value-type="float" office:value="1793144" calcext:value-type="float">
            <text:p>1793144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2" office:value-type="float" office:value="1789840" calcext:value-type="float">
            <text:p>1789840</text:p>
          </table:table-cell>
          <table:table-cell table:number-columns-repeated="2" office:value-type="float" office:value="1800252" calcext:value-type="float">
            <text:p>1800252</text:p>
          </table:table-cell>
          <table:table-cell office:value-type="float" office:value="1792872" calcext:value-type="float">
            <text:p>1792872</text:p>
          </table:table-cell>
          <table:table-cell office:value-type="float" office:value="1792904" calcext:value-type="float">
            <text:p>1792904</text:p>
          </table:table-cell>
          <table:table-cell office:value-type="float" office:value="1789648" calcext:value-type="float">
            <text:p>1789648</text:p>
          </table:table-cell>
          <table:table-cell office:value-type="float" office:value="1779648" calcext:value-type="float">
            <text:p>1779648</text:p>
          </table:table-cell>
          <table:table-cell office:value-type="float" office:value="1795952" calcext:value-type="float">
            <text:p>1795952</text:p>
          </table:table-cell>
          <table:table-cell office:value-type="float" office:value="1791648" calcext:value-type="float">
            <text:p>17916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 table:formula="of:=SUM([.D19:.D23])" office:value-type="float" office:value="8979864" calcext:value-type="float">
            <text:p>8979864</text:p>
          </table:table-cell>
          <table:table-cell table:formula="of:=SUM([.E19:.E23])" office:value-type="float" office:value="8979864" calcext:value-type="float">
            <text:p>8979864</text:p>
          </table:table-cell>
          <table:table-cell table:formula="of:=SUM([.F19:.F23])" office:value-type="float" office:value="8970236" calcext:value-type="float">
            <text:p>8970236</text:p>
          </table:table-cell>
          <table:table-cell table:formula="of:=SUM([.G19:.G23])" office:value-type="float" office:value="8970236" calcext:value-type="float">
            <text:p>8970236</text:p>
          </table:table-cell>
          <table:table-cell table:formula="of:=SUM([.H19:.H23])" office:value-type="float" office:value="8980952" calcext:value-type="float">
            <text:p>8980952</text:p>
          </table:table-cell>
          <table:table-cell table:formula="of:=SUM([.I19:.I23])" office:value-type="float" office:value="8970432" calcext:value-type="float">
            <text:p>8970432</text:p>
          </table:table-cell>
          <table:table-cell table:formula="of:=SUM([.J19:.J23])" office:value-type="float" office:value="8968556" calcext:value-type="float">
            <text:p>8968556</text:p>
          </table:table-cell>
          <table:table-cell table:formula="of:=SUM([.K19:.K23])" office:value-type="float" office:value="8973896" calcext:value-type="float">
            <text:p>8973896</text:p>
          </table:table-cell>
          <table:table-cell table:formula="of:=SUM([.L19:.L23])" office:value-type="float" office:value="8990200" calcext:value-type="float">
            <text:p>8990200</text:p>
          </table:table-cell>
          <table:table-cell table:formula="of:=SUM([.M19:.M23])" office:value-type="float" office:value="8967868" calcext:value-type="float">
            <text:p>896786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[.D24]/5" office:value-type="float" office:value="1795972.8" calcext:value-type="float">
            <text:p>1795972.8</text:p>
          </table:table-cell>
          <table:table-cell table:formula="of:=[.E24]/5" office:value-type="float" office:value="1795972.8" calcext:value-type="float">
            <text:p>1795972.8</text:p>
          </table:table-cell>
          <table:table-cell table:formula="of:=[.F24]/5" office:value-type="float" office:value="1794047.2" calcext:value-type="float">
            <text:p>1794047.2</text:p>
          </table:table-cell>
          <table:table-cell table:formula="of:=[.G24]/5" office:value-type="float" office:value="1794047.2" calcext:value-type="float">
            <text:p>1794047.2</text:p>
          </table:table-cell>
          <table:table-cell table:formula="of:=[.H24]/5" office:value-type="float" office:value="1796190.4" calcext:value-type="float">
            <text:p>1796190.4</text:p>
          </table:table-cell>
          <table:table-cell table:formula="of:=[.I24]/5" office:value-type="float" office:value="1794086.4" calcext:value-type="float">
            <text:p>1794086.4</text:p>
          </table:table-cell>
          <table:table-cell table:formula="of:=[.J24]/5" office:value-type="float" office:value="1793711.2" calcext:value-type="float">
            <text:p>1793711.2</text:p>
          </table:table-cell>
          <table:table-cell table:formula="of:=[.K24]/5" office:value-type="float" office:value="1794779.2" calcext:value-type="float">
            <text:p>1794779.2</text:p>
          </table:table-cell>
          <table:table-cell table:formula="of:=[.L24]/5" office:value-type="float" office:value="1798040" calcext:value-type="float">
            <text:p>1798040</text:p>
          </table:table-cell>
          <table:table-cell table:formula="of:=[.M24]/5" office:value-type="float" office:value="1793573.6" calcext:value-type="float">
            <text:p>1793573.6</text:p>
          </table:table-cell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695" calcext:value-type="float">
            <text:p>695</text:p>
          </table:table-cell>
          <table:table-cell/>
          <table:table-cell office:value-type="float" office:value="1801488" calcext:value-type="float">
            <text:p>1801488</text:p>
          </table:table-cell>
          <table:table-cell office:value-type="float" office:value="1779040" calcext:value-type="float">
            <text:p>1779040</text:p>
          </table:table-cell>
          <table:table-cell office:value-type="float" office:value="1805824" calcext:value-type="float">
            <text:p>1805824</text:p>
          </table:table-cell>
          <table:table-cell table:number-columns-repeated="4" office:value-type="float" office:value="1802760" calcext:value-type="float">
            <text:p>1802760</text:p>
          </table:table-cell>
          <table:table-cell table:number-columns-repeated="2" office:value-type="float" office:value="1798920" calcext:value-type="float">
            <text:p>1798920</text:p>
          </table:table-cell>
          <table:table-cell office:value-type="float" office:value="1799928" calcext:value-type="float">
            <text:p>17999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0dia x66height</text:p>
          </table:table-cell>
          <table:table-cell/>
          <table:table-cell office:value-type="float" office:value="1813648" calcext:value-type="float">
            <text:p>1813648</text:p>
          </table:table-cell>
          <table:table-cell office:value-type="float" office:value="1823560" calcext:value-type="float">
            <text:p>1823560</text:p>
          </table:table-cell>
          <table:table-cell office:value-type="float" office:value="1798292" calcext:value-type="float">
            <text:p>1798292</text:p>
          </table:table-cell>
          <table:table-cell table:number-columns-repeated="4" office:value-type="float" office:value="1805088" calcext:value-type="float">
            <text:p>1805088</text:p>
          </table:table-cell>
          <table:table-cell table:number-columns-repeated="2" office:value-type="float" office:value="1798636" calcext:value-type="float">
            <text:p>1798636</text:p>
          </table:table-cell>
          <table:table-cell office:value-type="float" office:value="1804988" calcext:value-type="float">
            <text:p>18049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91912" calcext:value-type="float">
            <text:p>1791912</text:p>
          </table:table-cell>
          <table:table-cell office:value-type="float" office:value="1810608" calcext:value-type="float">
            <text:p>1810608</text:p>
          </table:table-cell>
          <table:table-cell office:value-type="float" office:value="1803608" calcext:value-type="float">
            <text:p>1803608</text:p>
          </table:table-cell>
          <table:table-cell table:number-columns-repeated="4" office:value-type="float" office:value="1797988" calcext:value-type="float">
            <text:p>1797988</text:p>
          </table:table-cell>
          <table:table-cell table:number-columns-repeated="2" office:value-type="float" office:value="1795376" calcext:value-type="float">
            <text:p>1795376</text:p>
          </table:table-cell>
          <table:table-cell office:value-type="float" office:value="1799980" calcext:value-type="float">
            <text:p>1799980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794864" calcext:value-type="float">
            <text:p>1794864</text:p>
          </table:table-cell>
          <table:table-cell office:value-type="float" office:value="1797584" calcext:value-type="float">
            <text:p>1797584</text:p>
          </table:table-cell>
          <table:table-cell office:value-type="float" office:value="1798476" calcext:value-type="float">
            <text:p>1798476</text:p>
          </table:table-cell>
          <table:table-cell table:number-columns-repeated="4" office:value-type="float" office:value="1805648" calcext:value-type="float">
            <text:p>1805648</text:p>
          </table:table-cell>
          <table:table-cell office:value-type="float" office:value="1795560" calcext:value-type="float">
            <text:p>1795560</text:p>
          </table:table-cell>
          <table:table-cell office:value-type="float" office:value="1822320" calcext:value-type="float">
            <text:p>1822320</text:p>
          </table:table-cell>
          <table:table-cell office:value-type="float" office:value="1804988" calcext:value-type="float">
            <text:p>180498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803268" calcext:value-type="float">
            <text:p>1803268</text:p>
          </table:table-cell>
          <table:table-cell office:value-type="float" office:value="1801224" calcext:value-type="float">
            <text:p>1801224</text:p>
          </table:table-cell>
          <table:table-cell office:value-type="float" office:value="1800116" calcext:value-type="float">
            <text:p>1800116</text:p>
          </table:table-cell>
          <table:table-cell table:number-columns-repeated="4" office:value-type="float" office:value="1798512" calcext:value-type="float">
            <text:p>1798512</text:p>
          </table:table-cell>
          <table:table-cell office:value-type="float" office:value="1799928" calcext:value-type="float">
            <text:p>1799928</text:p>
          </table:table-cell>
          <table:table-cell office:value-type="float" office:value="1795560" calcext:value-type="float">
            <text:p>1795560</text:p>
          </table:table-cell>
          <table:table-cell office:value-type="float" office:value="1799980" calcext:value-type="float">
            <text:p>179998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 table:formula="of:=SUM([.D27:.D31])" office:value-type="float" office:value="9005180" calcext:value-type="float">
            <text:p>9005180</text:p>
          </table:table-cell>
          <table:table-cell table:formula="of:=SUM([.E27:.E31])" office:value-type="float" office:value="9012016" calcext:value-type="float">
            <text:p>9012016</text:p>
          </table:table-cell>
          <table:table-cell table:formula="of:=SUM([.F27:.F31])" office:value-type="float" office:value="9006316" calcext:value-type="float">
            <text:p>9006316</text:p>
          </table:table-cell>
          <table:table-cell table:formula="of:=SUM([.G27:.G31])" office:value-type="float" office:value="9009996" calcext:value-type="float">
            <text:p>9009996</text:p>
          </table:table-cell>
          <table:table-cell table:formula="of:=SUM([.H27:.H31])" office:value-type="float" office:value="9009996" calcext:value-type="float">
            <text:p>9009996</text:p>
          </table:table-cell>
          <table:table-cell table:formula="of:=SUM([.I27:.I31])" office:value-type="float" office:value="9009996" calcext:value-type="float">
            <text:p>9009996</text:p>
          </table:table-cell>
          <table:table-cell table:formula="of:=SUM([.J27:.J31])" office:value-type="float" office:value="9009996" calcext:value-type="float">
            <text:p>9009996</text:p>
          </table:table-cell>
          <table:table-cell table:formula="of:=SUM([.K27:.K31])" office:value-type="float" office:value="8988420" calcext:value-type="float">
            <text:p>8988420</text:p>
          </table:table-cell>
          <table:table-cell table:formula="of:=SUM([.L27:.L31])" office:value-type="float" office:value="9010812" calcext:value-type="float">
            <text:p>9010812</text:p>
          </table:table-cell>
          <table:table-cell table:formula="of:=SUM([.M27:.M31])" office:value-type="float" office:value="9009864" calcext:value-type="float">
            <text:p>900986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 table:formula="of:=[.D32]/5" office:value-type="float" office:value="1801036" calcext:value-type="float">
            <text:p>1801036</text:p>
          </table:table-cell>
          <table:table-cell table:formula="of:=[.E32]/5" office:value-type="float" office:value="1802403.2" calcext:value-type="float">
            <text:p>1802403.2</text:p>
          </table:table-cell>
          <table:table-cell table:formula="of:=[.F32]/5" office:value-type="float" office:value="1801263.2" calcext:value-type="float">
            <text:p>1801263.2</text:p>
          </table:table-cell>
          <table:table-cell table:formula="of:=[.G32]/5" office:value-type="float" office:value="1801999.2" calcext:value-type="float">
            <text:p>1801999.2</text:p>
          </table:table-cell>
          <table:table-cell table:formula="of:=[.H32]/5" office:value-type="float" office:value="1801999.2" calcext:value-type="float">
            <text:p>1801999.2</text:p>
          </table:table-cell>
          <table:table-cell table:formula="of:=[.I32]/5" office:value-type="float" office:value="1801999.2" calcext:value-type="float">
            <text:p>1801999.2</text:p>
          </table:table-cell>
          <table:table-cell table:formula="of:=[.J32]/5" office:value-type="float" office:value="1801999.2" calcext:value-type="float">
            <text:p>1801999.2</text:p>
          </table:table-cell>
          <table:table-cell table:formula="of:=[.K32]/5" office:value-type="float" office:value="1797684" calcext:value-type="float">
            <text:p>1797684</text:p>
          </table:table-cell>
          <table:table-cell table:formula="of:=[.L32]/5" office:value-type="float" office:value="1802162.4" calcext:value-type="float">
            <text:p>1802162.4</text:p>
          </table:table-cell>
          <table:table-cell table:formula="of:=[.M32]/5" office:value-type="float" office:value="1801972.8" calcext:value-type="float">
            <text:p>1801972.8</text:p>
          </table:table-cell>
          <table:table-cell table:number-columns-repeated="3"/>
        </table:table-row>
      </table:table>
      <table:table table:name="Sheet4" table:style-name="ta1">
        <table:table-column table:style-name="co2" table:number-columns-repeated="31" table:default-cell-style-name="Default"/>
        <table:table-row table:style-name="ro1">
          <table:table-cell office:value-type="string" calcext:value-type="string">
            <text:p>ridotto</text:p>
          </table:table-cell>
          <table:table-cell office:value-type="string" calcext:value-type="string">
            <text:p>l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um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number-columns-repeated="2"/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massa</text:p>
          </table:table-cell>
          <table:table-cell/>
          <table:table-cell office:value-type="float" office:value="640488" calcext:value-type="float">
            <text:p>640488</text:p>
          </table:table-cell>
          <table:table-cell table:number-columns-repeated="2"/>
          <table:table-cell office:value-type="float" office:value="920772" calcext:value-type="float">
            <text:p>920772</text:p>
          </table:table-cell>
          <table:table-cell table:number-columns-repeated="2"/>
          <table:table-cell office:value-type="float" office:value="1101776" calcext:value-type="float">
            <text:p>1101776</text:p>
          </table:table-cell>
          <table:table-cell table:number-columns-repeated="2"/>
          <table:table-cell office:value-type="float" office:value="1271576" calcext:value-type="float">
            <text:p>1271576</text:p>
          </table:table-cell>
          <table:table-cell table:number-columns-repeated="2"/>
          <table:table-cell office:value-type="float" office:value="1420484" calcext:value-type="float">
            <text:p>1420484</text:p>
          </table:table-cell>
          <table:table-cell table:number-columns-repeated="2"/>
          <table:table-cell office:value-type="float" office:value="1552368" calcext:value-type="float">
            <text:p>1552368</text:p>
          </table:table-cell>
          <table:table-cell table:number-columns-repeated="2"/>
          <table:table-cell office:value-type="float" office:value="1678404" calcext:value-type="float">
            <text:p>1678404</text:p>
          </table:table-cell>
          <table:table-cell table:number-columns-repeated="2"/>
          <table:table-cell office:value-type="float" office:value="1789512" calcext:value-type="float">
            <text:p>1789512</text:p>
          </table:table-cell>
          <table:table-cell table:number-columns-repeated="2"/>
          <table:table-cell office:value-type="float" office:value="1897360" calcext:value-type="float">
            <text:p>1897360</text:p>
          </table:table-cell>
          <table:table-cell table:number-columns-repeated="2"/>
          <table:table-cell office:value-type="float" office:value="2003324" calcext:value-type="float">
            <text:p>2003324</text:p>
          </table:table-cell>
          <table:table-cell/>
        </table:table-row>
        <table:table-row table:style-name="ro1">
          <table:table-cell office:value-type="float" office:value="201.9" calcext:value-type="float">
            <text:p>201.9</text:p>
          </table:table-cell>
          <table:table-cell/>
          <table:table-cell office:value-type="float" office:value="641480" calcext:value-type="float">
            <text:p>641480</text:p>
          </table:table-cell>
          <table:table-cell table:number-columns-repeated="2"/>
          <table:table-cell office:value-type="float" office:value="904720" calcext:value-type="float">
            <text:p>904720</text:p>
          </table:table-cell>
          <table:table-cell table:number-columns-repeated="2"/>
          <table:table-cell office:value-type="float" office:value="1102008" calcext:value-type="float">
            <text:p>1102008</text:p>
          </table:table-cell>
          <table:table-cell table:number-columns-repeated="2"/>
          <table:table-cell office:value-type="float" office:value="1271984" calcext:value-type="float">
            <text:p>1271984</text:p>
          </table:table-cell>
          <table:table-cell table:number-columns-repeated="2"/>
          <table:table-cell office:value-type="float" office:value="1421988" calcext:value-type="float">
            <text:p>1421988</text:p>
          </table:table-cell>
          <table:table-cell table:number-columns-repeated="2"/>
          <table:table-cell office:value-type="float" office:value="1554016" calcext:value-type="float">
            <text:p>1554016</text:p>
          </table:table-cell>
          <table:table-cell table:number-columns-repeated="2"/>
          <table:table-cell office:value-type="float" office:value="1681044" calcext:value-type="float">
            <text:p>1681044</text:p>
          </table:table-cell>
          <table:table-cell table:number-columns-repeated="2"/>
          <table:table-cell office:value-type="float" office:value="1781764" calcext:value-type="float">
            <text:p>1781764</text:p>
          </table:table-cell>
          <table:table-cell table:number-columns-repeated="2"/>
          <table:table-cell office:value-type="float" office:value="1906216" calcext:value-type="float">
            <text:p>1906216</text:p>
          </table:table-cell>
          <table:table-cell table:number-columns-repeated="2"/>
          <table:table-cell office:value-type="float" office:value="2005660" calcext:value-type="float">
            <text:p>20056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0484" calcext:value-type="float">
            <text:p>640484</text:p>
          </table:table-cell>
          <table:table-cell table:number-columns-repeated="2"/>
          <table:table-cell office:value-type="float" office:value="899740" calcext:value-type="float">
            <text:p>899740</text:p>
          </table:table-cell>
          <table:table-cell table:number-columns-repeated="2"/>
          <table:table-cell office:value-type="float" office:value="1103272" calcext:value-type="float">
            <text:p>1103272</text:p>
          </table:table-cell>
          <table:table-cell table:number-columns-repeated="2"/>
          <table:table-cell office:value-type="float" office:value="1272864" calcext:value-type="float">
            <text:p>1272864</text:p>
          </table:table-cell>
          <table:table-cell table:number-columns-repeated="2"/>
          <table:table-cell office:value-type="float" office:value="1419532" calcext:value-type="float">
            <text:p>1419532</text:p>
          </table:table-cell>
          <table:table-cell table:number-columns-repeated="2"/>
          <table:table-cell office:value-type="float" office:value="1551724" calcext:value-type="float">
            <text:p>1551724</text:p>
          </table:table-cell>
          <table:table-cell table:number-columns-repeated="2"/>
          <table:table-cell office:value-type="float" office:value="1680892" calcext:value-type="float">
            <text:p>1680892</text:p>
          </table:table-cell>
          <table:table-cell table:number-columns-repeated="2"/>
          <table:table-cell office:value-type="float" office:value="1792860" calcext:value-type="float">
            <text:p>1792860</text:p>
          </table:table-cell>
          <table:table-cell table:number-columns-repeated="2"/>
          <table:table-cell office:value-type="float" office:value="1898056" calcext:value-type="float">
            <text:p>1898056</text:p>
          </table:table-cell>
          <table:table-cell table:number-columns-repeated="2"/>
          <table:table-cell office:value-type="float" office:value="2006368" calcext:value-type="float">
            <text:p>2006368</text:p>
          </table:table-cell>
          <table:table-cell/>
        </table:table-row>
        <table:table-row table:style-name="ro1">
          <table:table-cell office:value-type="string" calcext:value-type="string">
            <text:p>40diamx19hei</text:p>
          </table:table-cell>
          <table:table-cell/>
          <table:table-cell office:value-type="float" office:value="641004" calcext:value-type="float">
            <text:p>641004</text:p>
          </table:table-cell>
          <table:table-cell table:number-columns-repeated="2"/>
          <table:table-cell office:value-type="float" office:value="898900" calcext:value-type="float">
            <text:p>898900</text:p>
          </table:table-cell>
          <table:table-cell table:number-columns-repeated="2"/>
          <table:table-cell office:value-type="float" office:value="1103244" calcext:value-type="float">
            <text:p>1103244</text:p>
          </table:table-cell>
          <table:table-cell table:number-columns-repeated="2"/>
          <table:table-cell office:value-type="float" office:value="1272912" calcext:value-type="float">
            <text:p>1272912</text:p>
          </table:table-cell>
          <table:table-cell table:number-columns-repeated="2"/>
          <table:table-cell office:value-type="float" office:value="1419544" calcext:value-type="float">
            <text:p>1419544</text:p>
          </table:table-cell>
          <table:table-cell table:number-columns-repeated="2"/>
          <table:table-cell office:value-type="float" office:value="1553008" calcext:value-type="float">
            <text:p>1553008</text:p>
          </table:table-cell>
          <table:table-cell table:number-columns-repeated="2"/>
          <table:table-cell office:value-type="float" office:value="1681416" calcext:value-type="float">
            <text:p>1681416</text:p>
          </table:table-cell>
          <table:table-cell table:number-columns-repeated="2"/>
          <table:table-cell office:value-type="float" office:value="1791584" calcext:value-type="float">
            <text:p>1791584</text:p>
          </table:table-cell>
          <table:table-cell table:number-columns-repeated="2"/>
          <table:table-cell office:value-type="float" office:value="1901584" calcext:value-type="float">
            <text:p>1901584</text:p>
          </table:table-cell>
          <table:table-cell table:number-columns-repeated="2"/>
          <table:table-cell office:value-type="float" office:value="2008956" calcext:value-type="float">
            <text:p>20089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2884" calcext:value-type="float">
            <text:p>642884</text:p>
          </table:table-cell>
          <table:table-cell table:formula="of:=SUM([.C3:.C7])" office:value-type="float" office:value="3206340" calcext:value-type="float">
            <text:p>3206340</text:p>
          </table:table-cell>
          <table:table-cell/>
          <table:table-cell office:value-type="float" office:value="900832" calcext:value-type="float">
            <text:p>900832</text:p>
          </table:table-cell>
          <table:table-cell table:formula="of:=SUM([.F3:.F7])" office:value-type="float" office:value="4524964" calcext:value-type="float">
            <text:p>4524964</text:p>
          </table:table-cell>
          <table:table-cell/>
          <table:table-cell office:value-type="float" office:value="1102860" calcext:value-type="float">
            <text:p>1102860</text:p>
          </table:table-cell>
          <table:table-cell table:formula="of:=SUM([.I3:.I7])" office:value-type="float" office:value="5513160" calcext:value-type="float">
            <text:p>5513160</text:p>
          </table:table-cell>
          <table:table-cell/>
          <table:table-cell office:value-type="float" office:value="1271768" calcext:value-type="float">
            <text:p>1271768</text:p>
          </table:table-cell>
          <table:table-cell table:formula="of:=SUM([.L3:.L7])" office:value-type="float" office:value="6361104" calcext:value-type="float">
            <text:p>6361104</text:p>
          </table:table-cell>
          <table:table-cell/>
          <table:table-cell office:value-type="float" office:value="1421260" calcext:value-type="float">
            <text:p>1421260</text:p>
          </table:table-cell>
          <table:table-cell table:formula="of:=SUM([.O3:.O7])" office:value-type="float" office:value="7102808" calcext:value-type="float">
            <text:p>7102808</text:p>
          </table:table-cell>
          <table:table-cell/>
          <table:table-cell office:value-type="float" office:value="1553972" calcext:value-type="float">
            <text:p>1553972</text:p>
          </table:table-cell>
          <table:table-cell table:formula="of:=SUM([.R3:.R7])" office:value-type="float" office:value="7765088" calcext:value-type="float">
            <text:p>7765088</text:p>
          </table:table-cell>
          <table:table-cell/>
          <table:table-cell office:value-type="float" office:value="1683596" calcext:value-type="float">
            <text:p>1683596</text:p>
          </table:table-cell>
          <table:table-cell table:formula="of:=SUM([.U3:.U7])" office:value-type="float" office:value="8405352" calcext:value-type="float">
            <text:p>8405352</text:p>
          </table:table-cell>
          <table:table-cell/>
          <table:table-cell office:value-type="float" office:value="1791824" calcext:value-type="float">
            <text:p>1791824</text:p>
          </table:table-cell>
          <table:table-cell table:formula="of:=SUM([.X3:.X7])" office:value-type="float" office:value="8947544" calcext:value-type="float">
            <text:p>8947544</text:p>
          </table:table-cell>
          <table:table-cell/>
          <table:table-cell office:value-type="float" office:value="1905612" calcext:value-type="float">
            <text:p>1905612</text:p>
          </table:table-cell>
          <table:table-cell table:formula="of:=SUM([.AA3:.AA7])" office:value-type="float" office:value="9508828" calcext:value-type="float">
            <text:p>9508828</text:p>
          </table:table-cell>
          <table:table-cell/>
          <table:table-cell office:value-type="float" office:value="2008124" calcext:value-type="float">
            <text:p>2008124</text:p>
          </table:table-cell>
          <table:table-cell table:formula="of:=SUM([.AD3:.AD7])" office:value-type="float" office:value="10032432" calcext:value-type="float">
            <text:p>10032432</text:p>
          </table:table-cell>
        </table:table-row>
        <table:table-row table:style-name="ro1">
          <table:table-cell table:number-columns-repeated="2"/>
          <table:table-cell office:value-type="float" office:value="642360" calcext:value-type="float">
            <text:p>642360</text:p>
          </table:table-cell>
          <table:table-cell table:number-columns-repeated="2"/>
          <table:table-cell office:value-type="float" office:value="891312" calcext:value-type="float">
            <text:p>891312</text:p>
          </table:table-cell>
          <table:table-cell table:number-columns-repeated="2"/>
          <table:table-cell office:value-type="float" office:value="1101400" calcext:value-type="float">
            <text:p>1101400</text:p>
          </table:table-cell>
          <table:table-cell table:number-columns-repeated="2"/>
          <table:table-cell office:value-type="float" office:value="1267960" calcext:value-type="float">
            <text:p>1267960</text:p>
          </table:table-cell>
          <table:table-cell table:number-columns-repeated="2"/>
          <table:table-cell office:value-type="float" office:value="1418032" calcext:value-type="float">
            <text:p>1418032</text:p>
          </table:table-cell>
          <table:table-cell table:number-columns-repeated="2"/>
          <table:table-cell office:value-type="float" office:value="1546420" calcext:value-type="float">
            <text:p>1546420</text:p>
          </table:table-cell>
          <table:table-cell table:number-columns-repeated="2"/>
          <table:table-cell office:value-type="float" office:value="1680976" calcext:value-type="float">
            <text:p>1680976</text:p>
          </table:table-cell>
          <table:table-cell table:number-columns-repeated="2"/>
          <table:table-cell office:value-type="float" office:value="1790980" calcext:value-type="float">
            <text:p>1790980</text:p>
          </table:table-cell>
          <table:table-cell table:number-columns-repeated="2"/>
          <table:table-cell office:value-type="float" office:value="1903408" calcext:value-type="float">
            <text:p>1903408</text:p>
          </table:table-cell>
          <table:table-cell table:number-columns-repeated="2"/>
          <table:table-cell office:value-type="float" office:value="2002552" calcext:value-type="float">
            <text:p>20025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0700" calcext:value-type="float">
            <text:p>640700</text:p>
          </table:table-cell>
          <table:table-cell table:number-columns-repeated="2"/>
          <table:table-cell office:value-type="float" office:value="895568" calcext:value-type="float">
            <text:p>895568</text:p>
          </table:table-cell>
          <table:table-cell table:number-columns-repeated="2"/>
          <table:table-cell office:value-type="float" office:value="1103448" calcext:value-type="float">
            <text:p>1103448</text:p>
          </table:table-cell>
          <table:table-cell table:number-columns-repeated="2"/>
          <table:table-cell office:value-type="float" office:value="1265584" calcext:value-type="float">
            <text:p>1265584</text:p>
          </table:table-cell>
          <table:table-cell table:number-columns-repeated="2"/>
          <table:table-cell office:value-type="float" office:value="1418584" calcext:value-type="float">
            <text:p>1418584</text:p>
          </table:table-cell>
          <table:table-cell table:number-columns-repeated="2"/>
          <table:table-cell office:value-type="float" office:value="1551408" calcext:value-type="float">
            <text:p>1551408</text:p>
          </table:table-cell>
          <table:table-cell table:number-columns-repeated="2"/>
          <table:table-cell office:value-type="float" office:value="1679824" calcext:value-type="float">
            <text:p>1679824</text:p>
          </table:table-cell>
          <table:table-cell table:number-columns-repeated="2"/>
          <table:table-cell office:value-type="float" office:value="1789316" calcext:value-type="float">
            <text:p>1789316</text:p>
          </table:table-cell>
          <table:table-cell table:number-columns-repeated="2"/>
          <table:table-cell office:value-type="float" office:value="1906032" calcext:value-type="float">
            <text:p>1906032</text:p>
          </table:table-cell>
          <table:table-cell table:number-columns-repeated="2"/>
          <table:table-cell office:value-type="float" office:value="2001876" calcext:value-type="float">
            <text:p>20018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0776" calcext:value-type="float">
            <text:p>640776</text:p>
          </table:table-cell>
          <table:table-cell table:number-columns-repeated="2"/>
          <table:table-cell office:value-type="float" office:value="896596" calcext:value-type="float">
            <text:p>896596</text:p>
          </table:table-cell>
          <table:table-cell table:number-columns-repeated="2"/>
          <table:table-cell office:value-type="float" office:value="1104244" calcext:value-type="float">
            <text:p>1104244</text:p>
          </table:table-cell>
          <table:table-cell table:number-columns-repeated="2"/>
          <table:table-cell office:value-type="float" office:value="1268936" calcext:value-type="float">
            <text:p>1268936</text:p>
          </table:table-cell>
          <table:table-cell table:number-columns-repeated="2"/>
          <table:table-cell office:value-type="float" office:value="1419312" calcext:value-type="float">
            <text:p>1419312</text:p>
          </table:table-cell>
          <table:table-cell table:number-columns-repeated="2"/>
          <table:table-cell office:value-type="float" office:value="1554788" calcext:value-type="float">
            <text:p>1554788</text:p>
          </table:table-cell>
          <table:table-cell table:number-columns-repeated="2"/>
          <table:table-cell office:value-type="float" office:value="1681840" calcext:value-type="float">
            <text:p>1681840</text:p>
          </table:table-cell>
          <table:table-cell table:number-columns-repeated="2"/>
          <table:table-cell office:value-type="float" office:value="1786188" calcext:value-type="float">
            <text:p>1786188</text:p>
          </table:table-cell>
          <table:table-cell table:number-columns-repeated="2"/>
          <table:table-cell office:value-type="float" office:value="1903164" calcext:value-type="float">
            <text:p>1903164</text:p>
          </table:table-cell>
          <table:table-cell table:number-columns-repeated="2"/>
          <table:table-cell office:value-type="float" office:value="2003172" calcext:value-type="float">
            <text:p>20031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3108" calcext:value-type="float">
            <text:p>643108</text:p>
          </table:table-cell>
          <table:table-cell table:number-columns-repeated="2"/>
          <table:table-cell office:value-type="float" office:value="896724" calcext:value-type="float">
            <text:p>896724</text:p>
          </table:table-cell>
          <table:table-cell table:number-columns-repeated="2"/>
          <table:table-cell office:value-type="float" office:value="1103396" calcext:value-type="float">
            <text:p>1103396</text:p>
          </table:table-cell>
          <table:table-cell table:number-columns-repeated="2"/>
          <table:table-cell office:value-type="float" office:value="1284332" calcext:value-type="float">
            <text:p>1284332</text:p>
          </table:table-cell>
          <table:table-cell table:number-columns-repeated="2"/>
          <table:table-cell office:value-type="float" office:value="1419924" calcext:value-type="float">
            <text:p>1419924</text:p>
          </table:table-cell>
          <table:table-cell table:number-columns-repeated="2"/>
          <table:table-cell office:value-type="float" office:value="1548972" calcext:value-type="float">
            <text:p>1548972</text:p>
          </table:table-cell>
          <table:table-cell table:number-columns-repeated="2"/>
          <table:table-cell office:value-type="float" office:value="1685044" calcext:value-type="float">
            <text:p>1685044</text:p>
          </table:table-cell>
          <table:table-cell table:number-columns-repeated="2"/>
          <table:table-cell office:value-type="float" office:value="1790152" calcext:value-type="float">
            <text:p>1790152</text:p>
          </table:table-cell>
          <table:table-cell table:number-columns-repeated="2"/>
          <table:table-cell office:value-type="float" office:value="1907612" calcext:value-type="float">
            <text:p>1907612</text:p>
          </table:table-cell>
          <table:table-cell table:number-columns-repeated="2"/>
          <table:table-cell office:value-type="float" office:value="2003160" calcext:value-type="float">
            <text:p>20031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3600" calcext:value-type="float">
            <text:p>643600</text:p>
          </table:table-cell>
          <table:table-cell table:formula="of:=SUM([.C8:.C12])" office:value-type="float" office:value="3210544" calcext:value-type="float">
            <text:p>3210544</text:p>
          </table:table-cell>
          <table:table-cell/>
          <table:table-cell office:value-type="float" office:value="896156" calcext:value-type="float">
            <text:p>896156</text:p>
          </table:table-cell>
          <table:table-cell table:formula="of:=SUM([.F8:.F12])" office:value-type="float" office:value="4476356" calcext:value-type="float">
            <text:p>4476356</text:p>
          </table:table-cell>
          <table:table-cell/>
          <table:table-cell office:value-type="float" office:value="1103252" calcext:value-type="float">
            <text:p>1103252</text:p>
          </table:table-cell>
          <table:table-cell table:formula="of:=SUM([.I8:.I12])" office:value-type="float" office:value="5515740" calcext:value-type="float">
            <text:p>5515740</text:p>
          </table:table-cell>
          <table:table-cell/>
          <table:table-cell office:value-type="float" office:value="1263180" calcext:value-type="float">
            <text:p>1263180</text:p>
          </table:table-cell>
          <table:table-cell table:formula="of:=SUM([.L8:.L12])" office:value-type="float" office:value="6349992" calcext:value-type="float">
            <text:p>6349992</text:p>
          </table:table-cell>
          <table:table-cell/>
          <table:table-cell office:value-type="float" office:value="1419632" calcext:value-type="float">
            <text:p>1419632</text:p>
          </table:table-cell>
          <table:table-cell table:formula="of:=SUM([.O8:.O12])" office:value-type="float" office:value="7095484" calcext:value-type="float">
            <text:p>7095484</text:p>
          </table:table-cell>
          <table:table-cell/>
          <table:table-cell office:value-type="float" office:value="1549272" calcext:value-type="float">
            <text:p>1549272</text:p>
          </table:table-cell>
          <table:table-cell table:formula="of:=SUM([.R8:.R12])" office:value-type="float" office:value="7750860" calcext:value-type="float">
            <text:p>7750860</text:p>
          </table:table-cell>
          <table:table-cell/>
          <table:table-cell office:value-type="float" office:value="1684100" calcext:value-type="float">
            <text:p>1684100</text:p>
          </table:table-cell>
          <table:table-cell table:formula="of:=SUM([.U8:.U12])" office:value-type="float" office:value="8411784" calcext:value-type="float">
            <text:p>8411784</text:p>
          </table:table-cell>
          <table:table-cell/>
          <table:table-cell office:value-type="float" office:value="1792644" calcext:value-type="float">
            <text:p>1792644</text:p>
          </table:table-cell>
          <table:table-cell table:formula="of:=SUM([.X8:.X12])" office:value-type="float" office:value="8949280" calcext:value-type="float">
            <text:p>8949280</text:p>
          </table:table-cell>
          <table:table-cell/>
          <table:table-cell office:value-type="float" office:value="1909904" calcext:value-type="float">
            <text:p>1909904</text:p>
          </table:table-cell>
          <table:table-cell table:formula="of:=SUM([.AA8:.AA12])" office:value-type="float" office:value="9530120" calcext:value-type="float">
            <text:p>9530120</text:p>
          </table:table-cell>
          <table:table-cell/>
          <table:table-cell office:value-type="float" office:value="2004944" calcext:value-type="float">
            <text:p>2004944</text:p>
          </table:table-cell>
          <table:table-cell table:formula="of:=SUM([.AD8:.AD12])" office:value-type="float" office:value="10015704" calcext:value-type="float">
            <text:p>10015704</text:p>
          </table:table-cell>
        </table:table-row>
        <table:table-row table:style-name="ro1">
          <table:table-cell table:number-columns-repeated="2"/>
          <table:table-cell office:value-type="float" office:value="643336" calcext:value-type="float">
            <text:p>643336</text:p>
          </table:table-cell>
          <table:table-cell table:number-columns-repeated="2"/>
          <table:table-cell office:value-type="float" office:value="890340" calcext:value-type="float">
            <text:p>890340</text:p>
          </table:table-cell>
          <table:table-cell table:number-columns-repeated="2"/>
          <table:table-cell office:value-type="float" office:value="1111308" calcext:value-type="float">
            <text:p>1111308</text:p>
          </table:table-cell>
          <table:table-cell table:number-columns-repeated="2"/>
          <table:table-cell office:value-type="float" office:value="1270844" calcext:value-type="float">
            <text:p>1270844</text:p>
          </table:table-cell>
          <table:table-cell table:number-columns-repeated="2"/>
          <table:table-cell office:value-type="float" office:value="1414708" calcext:value-type="float">
            <text:p>1414708</text:p>
          </table:table-cell>
          <table:table-cell table:number-columns-repeated="2"/>
          <table:table-cell office:value-type="float" office:value="1537672" calcext:value-type="float">
            <text:p>1537672</text:p>
          </table:table-cell>
          <table:table-cell table:number-columns-repeated="2"/>
          <table:table-cell office:value-type="float" office:value="1679412" calcext:value-type="float">
            <text:p>1679412</text:p>
          </table:table-cell>
          <table:table-cell table:number-columns-repeated="2"/>
          <table:table-cell office:value-type="float" office:value="1788092" calcext:value-type="float">
            <text:p>1788092</text:p>
          </table:table-cell>
          <table:table-cell table:number-columns-repeated="2"/>
          <table:table-cell office:value-type="float" office:value="1902068" calcext:value-type="float">
            <text:p>1902068</text:p>
          </table:table-cell>
          <table:table-cell table:number-columns-repeated="2"/>
          <table:table-cell office:value-type="float" office:value="2001976" calcext:value-type="float">
            <text:p>20019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2824" calcext:value-type="float">
            <text:p>642824</text:p>
          </table:table-cell>
          <table:table-cell table:number-columns-repeated="2"/>
          <table:table-cell office:value-type="float" office:value="892352" calcext:value-type="float">
            <text:p>892352</text:p>
          </table:table-cell>
          <table:table-cell table:number-columns-repeated="2"/>
          <table:table-cell office:value-type="float" office:value="1104812" calcext:value-type="float">
            <text:p>1104812</text:p>
          </table:table-cell>
          <table:table-cell table:number-columns-repeated="2"/>
          <table:table-cell office:value-type="float" office:value="1273512" calcext:value-type="float">
            <text:p>1273512</text:p>
          </table:table-cell>
          <table:table-cell table:number-columns-repeated="2"/>
          <table:table-cell office:value-type="float" office:value="1417332" calcext:value-type="float">
            <text:p>1417332</text:p>
          </table:table-cell>
          <table:table-cell table:number-columns-repeated="2"/>
          <table:table-cell office:value-type="float" office:value="1540536" calcext:value-type="float">
            <text:p>1540536</text:p>
          </table:table-cell>
          <table:table-cell table:number-columns-repeated="2"/>
          <table:table-cell office:value-type="float" office:value="1679000" calcext:value-type="float">
            <text:p>1679000</text:p>
          </table:table-cell>
          <table:table-cell table:number-columns-repeated="2"/>
          <table:table-cell office:value-type="float" office:value="1785016" calcext:value-type="float">
            <text:p>1785016</text:p>
          </table:table-cell>
          <table:table-cell table:number-columns-repeated="2"/>
          <table:table-cell office:value-type="float" office:value="1904564" calcext:value-type="float">
            <text:p>1904564</text:p>
          </table:table-cell>
          <table:table-cell table:number-columns-repeated="2"/>
          <table:table-cell office:value-type="float" office:value="2003868" calcext:value-type="float">
            <text:p>20038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3016" calcext:value-type="float">
            <text:p>643016</text:p>
          </table:table-cell>
          <table:table-cell table:number-columns-repeated="2"/>
          <table:table-cell office:value-type="float" office:value="894328" calcext:value-type="float">
            <text:p>894328</text:p>
          </table:table-cell>
          <table:table-cell table:number-columns-repeated="2"/>
          <table:table-cell office:value-type="float" office:value="1104768" calcext:value-type="float">
            <text:p>1104768</text:p>
          </table:table-cell>
          <table:table-cell table:number-columns-repeated="2"/>
          <table:table-cell office:value-type="float" office:value="1274780" calcext:value-type="float">
            <text:p>1274780</text:p>
          </table:table-cell>
          <table:table-cell table:number-columns-repeated="2"/>
          <table:table-cell office:value-type="float" office:value="1420464" calcext:value-type="float">
            <text:p>1420464</text:p>
          </table:table-cell>
          <table:table-cell table:number-columns-repeated="2"/>
          <table:table-cell office:value-type="float" office:value="1541092" calcext:value-type="float">
            <text:p>1541092</text:p>
          </table:table-cell>
          <table:table-cell table:number-columns-repeated="2"/>
          <table:table-cell office:value-type="float" office:value="1679300" calcext:value-type="float">
            <text:p>1679300</text:p>
          </table:table-cell>
          <table:table-cell table:number-columns-repeated="2"/>
          <table:table-cell office:value-type="float" office:value="1789436" calcext:value-type="float">
            <text:p>1789436</text:p>
          </table:table-cell>
          <table:table-cell table:number-columns-repeated="2"/>
          <table:table-cell office:value-type="float" office:value="1900616" calcext:value-type="float">
            <text:p>1900616</text:p>
          </table:table-cell>
          <table:table-cell table:number-columns-repeated="2"/>
          <table:table-cell office:value-type="float" office:value="2005660" calcext:value-type="float">
            <text:p>20056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1276" calcext:value-type="float">
            <text:p>641276</text:p>
          </table:table-cell>
          <table:table-cell table:number-columns-repeated="2"/>
          <table:table-cell office:value-type="float" office:value="895160" calcext:value-type="float">
            <text:p>895160</text:p>
          </table:table-cell>
          <table:table-cell table:number-columns-repeated="2"/>
          <table:table-cell office:value-type="float" office:value="1104012" calcext:value-type="float">
            <text:p>1104012</text:p>
          </table:table-cell>
          <table:table-cell table:number-columns-repeated="2"/>
          <table:table-cell office:value-type="float" office:value="1275808" calcext:value-type="float">
            <text:p>1275808</text:p>
          </table:table-cell>
          <table:table-cell table:number-columns-repeated="2"/>
          <table:table-cell office:value-type="float" office:value="1419884" calcext:value-type="float">
            <text:p>1419884</text:p>
          </table:table-cell>
          <table:table-cell table:number-columns-repeated="2"/>
          <table:table-cell office:value-type="float" office:value="1544364" calcext:value-type="float">
            <text:p>1544364</text:p>
          </table:table-cell>
          <table:table-cell table:number-columns-repeated="2"/>
          <table:table-cell office:value-type="float" office:value="1677984" calcext:value-type="float">
            <text:p>1677984</text:p>
          </table:table-cell>
          <table:table-cell table:number-columns-repeated="2"/>
          <table:table-cell office:value-type="float" office:value="1791628" calcext:value-type="float">
            <text:p>1791628</text:p>
          </table:table-cell>
          <table:table-cell table:number-columns-repeated="2"/>
          <table:table-cell office:value-type="float" office:value="1900492" calcext:value-type="float">
            <text:p>1900492</text:p>
          </table:table-cell>
          <table:table-cell table:number-columns-repeated="2"/>
          <table:table-cell office:value-type="float" office:value="2001236" calcext:value-type="float">
            <text:p>20012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0672" calcext:value-type="float">
            <text:p>640672</text:p>
          </table:table-cell>
          <table:table-cell table:formula="of:=SUM([.C13:.C17])" office:value-type="float" office:value="3211124" calcext:value-type="float">
            <text:p>3211124</text:p>
          </table:table-cell>
          <table:table-cell/>
          <table:table-cell office:value-type="float" office:value="896352" calcext:value-type="float">
            <text:p>896352</text:p>
          </table:table-cell>
          <table:table-cell table:formula="of:=SUM([.F13:.F17])" office:value-type="float" office:value="4468532" calcext:value-type="float">
            <text:p>4468532</text:p>
          </table:table-cell>
          <table:table-cell/>
          <table:table-cell office:value-type="float" office:value="1103684" calcext:value-type="float">
            <text:p>1103684</text:p>
          </table:table-cell>
          <table:table-cell table:formula="of:=SUM([.I13:.I17])" office:value-type="float" office:value="5528584" calcext:value-type="float">
            <text:p>5528584</text:p>
          </table:table-cell>
          <table:table-cell/>
          <table:table-cell office:value-type="float" office:value="1272780" calcext:value-type="float">
            <text:p>1272780</text:p>
          </table:table-cell>
          <table:table-cell table:formula="of:=SUM([.L13:.L17])" office:value-type="float" office:value="6367724" calcext:value-type="float">
            <text:p>6367724</text:p>
          </table:table-cell>
          <table:table-cell/>
          <table:table-cell office:value-type="float" office:value="1423540" calcext:value-type="float">
            <text:p>1423540</text:p>
          </table:table-cell>
          <table:table-cell table:formula="of:=SUM([.O13:.O17])" office:value-type="float" office:value="7095928" calcext:value-type="float">
            <text:p>7095928</text:p>
          </table:table-cell>
          <table:table-cell/>
          <table:table-cell office:value-type="float" office:value="1547448" calcext:value-type="float">
            <text:p>1547448</text:p>
          </table:table-cell>
          <table:table-cell table:formula="of:=SUM([.R13:.R17])" office:value-type="float" office:value="7711112" calcext:value-type="float">
            <text:p>7711112</text:p>
          </table:table-cell>
          <table:table-cell/>
          <table:table-cell office:value-type="float" office:value="1680620" calcext:value-type="float">
            <text:p>1680620</text:p>
          </table:table-cell>
          <table:table-cell table:formula="of:=SUM([.U13:.U17])" office:value-type="float" office:value="8396316" calcext:value-type="float">
            <text:p>8396316</text:p>
          </table:table-cell>
          <table:table-cell/>
          <table:table-cell office:value-type="float" office:value="1791176" calcext:value-type="float">
            <text:p>1791176</text:p>
          </table:table-cell>
          <table:table-cell table:formula="of:=SUM([.X13:.X17])" office:value-type="float" office:value="8945348" calcext:value-type="float">
            <text:p>8945348</text:p>
          </table:table-cell>
          <table:table-cell/>
          <table:table-cell office:value-type="float" office:value="1903104" calcext:value-type="float">
            <text:p>1903104</text:p>
          </table:table-cell>
          <table:table-cell table:formula="of:=SUM([.AA13:.AA17])" office:value-type="float" office:value="9510844" calcext:value-type="float">
            <text:p>9510844</text:p>
          </table:table-cell>
          <table:table-cell/>
          <table:table-cell office:value-type="float" office:value="2004728" calcext:value-type="float">
            <text:p>2004728</text:p>
          </table:table-cell>
          <table:table-cell table:formula="of:=SUM([.AD13:.AD17])" office:value-type="float" office:value="10017468" calcext:value-type="float">
            <text:p>10017468</text:p>
          </table:table-cell>
        </table:table-row>
        <table:table-row table:style-name="ro1">
          <table:table-cell table:number-columns-repeated="2"/>
          <table:table-cell office:value-type="float" office:value="641248" calcext:value-type="float">
            <text:p>641248</text:p>
          </table:table-cell>
          <table:table-cell table:number-columns-repeated="2"/>
          <table:table-cell office:value-type="float" office:value="894452" calcext:value-type="float">
            <text:p>894452</text:p>
          </table:table-cell>
          <table:table-cell table:number-columns-repeated="2"/>
          <table:table-cell office:value-type="float" office:value="1103596" calcext:value-type="float">
            <text:p>1103596</text:p>
          </table:table-cell>
          <table:table-cell table:number-columns-repeated="2"/>
          <table:table-cell office:value-type="float" office:value="1270560" calcext:value-type="float">
            <text:p>1270560</text:p>
          </table:table-cell>
          <table:table-cell table:number-columns-repeated="2"/>
          <table:table-cell office:value-type="float" office:value="1414100" calcext:value-type="float">
            <text:p>1414100</text:p>
          </table:table-cell>
          <table:table-cell table:number-columns-repeated="2"/>
          <table:table-cell office:value-type="float" office:value="1549776" calcext:value-type="float">
            <text:p>1549776</text:p>
          </table:table-cell>
          <table:table-cell table:number-columns-repeated="2"/>
          <table:table-cell office:value-type="float" office:value="1693728" calcext:value-type="float">
            <text:p>1693728</text:p>
          </table:table-cell>
          <table:table-cell table:number-columns-repeated="2"/>
          <table:table-cell office:value-type="float" office:value="1794688" calcext:value-type="float">
            <text:p>1794688</text:p>
          </table:table-cell>
          <table:table-cell table:number-columns-repeated="2"/>
          <table:table-cell office:value-type="float" office:value="1904068" calcext:value-type="float">
            <text:p>1904068</text:p>
          </table:table-cell>
          <table:table-cell table:number-columns-repeated="2"/>
          <table:table-cell office:value-type="float" office:value="2004848" calcext:value-type="float">
            <text:p>20048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9744" calcext:value-type="float">
            <text:p>639744</text:p>
          </table:table-cell>
          <table:table-cell table:number-columns-repeated="2"/>
          <table:table-cell office:value-type="float" office:value="894656" calcext:value-type="float">
            <text:p>894656</text:p>
          </table:table-cell>
          <table:table-cell table:number-columns-repeated="2"/>
          <table:table-cell office:value-type="float" office:value="1103060" calcext:value-type="float">
            <text:p>1103060</text:p>
          </table:table-cell>
          <table:table-cell table:number-columns-repeated="2"/>
          <table:table-cell office:value-type="float" office:value="1269144" calcext:value-type="float">
            <text:p>1269144</text:p>
          </table:table-cell>
          <table:table-cell table:number-columns-repeated="2"/>
          <table:table-cell office:value-type="float" office:value="1404904" calcext:value-type="float">
            <text:p>1404904</text:p>
          </table:table-cell>
          <table:table-cell table:number-columns-repeated="2"/>
          <table:table-cell office:value-type="float" office:value="1553160" calcext:value-type="float">
            <text:p>1553160</text:p>
          </table:table-cell>
          <table:table-cell table:number-columns-repeated="2"/>
          <table:table-cell office:value-type="float" office:value="1684208" calcext:value-type="float">
            <text:p>1684208</text:p>
          </table:table-cell>
          <table:table-cell table:number-columns-repeated="2"/>
          <table:table-cell office:value-type="float" office:value="1791440" calcext:value-type="float">
            <text:p>1791440</text:p>
          </table:table-cell>
          <table:table-cell table:number-columns-repeated="2"/>
          <table:table-cell office:value-type="float" office:value="1905456" calcext:value-type="float">
            <text:p>1905456</text:p>
          </table:table-cell>
          <table:table-cell table:number-columns-repeated="2"/>
          <table:table-cell office:value-type="float" office:value="2003832" calcext:value-type="float">
            <text:p>200383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8264" calcext:value-type="float">
            <text:p>638264</text:p>
          </table:table-cell>
          <table:table-cell table:number-columns-repeated="2"/>
          <table:table-cell office:value-type="float" office:value="895916" calcext:value-type="float">
            <text:p>895916</text:p>
          </table:table-cell>
          <table:table-cell table:number-columns-repeated="2"/>
          <table:table-cell office:value-type="float" office:value="1102868" calcext:value-type="float">
            <text:p>1102868</text:p>
          </table:table-cell>
          <table:table-cell table:number-columns-repeated="2"/>
          <table:table-cell office:value-type="float" office:value="1267692" calcext:value-type="float">
            <text:p>1267692</text:p>
          </table:table-cell>
          <table:table-cell table:number-columns-repeated="2"/>
          <table:table-cell office:value-type="float" office:value="1423304" calcext:value-type="float">
            <text:p>1423304</text:p>
          </table:table-cell>
          <table:table-cell table:number-columns-repeated="2"/>
          <table:table-cell office:value-type="float" office:value="1554960" calcext:value-type="float">
            <text:p>1554960</text:p>
          </table:table-cell>
          <table:table-cell table:number-columns-repeated="2"/>
          <table:table-cell office:value-type="float" office:value="1685880" calcext:value-type="float">
            <text:p>1685880</text:p>
          </table:table-cell>
          <table:table-cell table:number-columns-repeated="2"/>
          <table:table-cell office:value-type="float" office:value="1790648" calcext:value-type="float">
            <text:p>1790648</text:p>
          </table:table-cell>
          <table:table-cell table:number-columns-repeated="2"/>
          <table:table-cell office:value-type="float" office:value="1905976" calcext:value-type="float">
            <text:p>1905976</text:p>
          </table:table-cell>
          <table:table-cell table:number-columns-repeated="2"/>
          <table:table-cell office:value-type="float" office:value="2006948" calcext:value-type="float">
            <text:p>20069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9736" calcext:value-type="float">
            <text:p>639736</text:p>
          </table:table-cell>
          <table:table-cell table:number-columns-repeated="2"/>
          <table:table-cell office:value-type="float" office:value="896820" calcext:value-type="float">
            <text:p>896820</text:p>
          </table:table-cell>
          <table:table-cell table:number-columns-repeated="2"/>
          <table:table-cell office:value-type="float" office:value="1102944" calcext:value-type="float">
            <text:p>1102944</text:p>
          </table:table-cell>
          <table:table-cell table:number-columns-repeated="2"/>
          <table:table-cell office:value-type="float" office:value="1268456" calcext:value-type="float">
            <text:p>1268456</text:p>
          </table:table-cell>
          <table:table-cell table:number-columns-repeated="2"/>
          <table:table-cell office:value-type="float" office:value="1416520" calcext:value-type="float">
            <text:p>1416520</text:p>
          </table:table-cell>
          <table:table-cell table:number-columns-repeated="2"/>
          <table:table-cell office:value-type="float" office:value="1561060" calcext:value-type="float">
            <text:p>1561060</text:p>
          </table:table-cell>
          <table:table-cell table:number-columns-repeated="2"/>
          <table:table-cell office:value-type="float" office:value="1677052" calcext:value-type="float">
            <text:p>1677052</text:p>
          </table:table-cell>
          <table:table-cell table:number-columns-repeated="2"/>
          <table:table-cell office:value-type="float" office:value="1790896" calcext:value-type="float">
            <text:p>1790896</text:p>
          </table:table-cell>
          <table:table-cell table:number-columns-repeated="2"/>
          <table:table-cell office:value-type="float" office:value="1906904" calcext:value-type="float">
            <text:p>1906904</text:p>
          </table:table-cell>
          <table:table-cell table:number-columns-repeated="2"/>
          <table:table-cell office:value-type="float" office:value="2007328" calcext:value-type="float">
            <text:p>20073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1652" calcext:value-type="float">
            <text:p>641652</text:p>
          </table:table-cell>
          <table:table-cell table:formula="of:=SUM([.C18:.C22])" office:value-type="float" office:value="3200644" calcext:value-type="float">
            <text:p>3200644</text:p>
          </table:table-cell>
          <table:table-cell/>
          <table:table-cell office:value-type="float" office:value="897412" calcext:value-type="float">
            <text:p>897412</text:p>
          </table:table-cell>
          <table:table-cell table:formula="of:=SUM([.F18:.F22])" office:value-type="float" office:value="4479256" calcext:value-type="float">
            <text:p>4479256</text:p>
          </table:table-cell>
          <table:table-cell/>
          <table:table-cell office:value-type="float" office:value="1103144" calcext:value-type="float">
            <text:p>1103144</text:p>
          </table:table-cell>
          <table:table-cell table:formula="of:=SUM([.I18:.I22])" office:value-type="float" office:value="5515612" calcext:value-type="float">
            <text:p>5515612</text:p>
          </table:table-cell>
          <table:table-cell/>
          <table:table-cell office:value-type="float" office:value="1269404" calcext:value-type="float">
            <text:p>1269404</text:p>
          </table:table-cell>
          <table:table-cell table:formula="of:=SUM([.L18:.L22])" office:value-type="float" office:value="6345256" calcext:value-type="float">
            <text:p>6345256</text:p>
          </table:table-cell>
          <table:table-cell/>
          <table:table-cell office:value-type="float" office:value="1425944" calcext:value-type="float">
            <text:p>1425944</text:p>
          </table:table-cell>
          <table:table-cell table:formula="of:=SUM([.O18:.O22])" office:value-type="float" office:value="7084772" calcext:value-type="float">
            <text:p>7084772</text:p>
          </table:table-cell>
          <table:table-cell/>
          <table:table-cell office:value-type="float" office:value="1559896" calcext:value-type="float">
            <text:p>1559896</text:p>
          </table:table-cell>
          <table:table-cell table:formula="of:=SUM([.R18:.R22])" office:value-type="float" office:value="7778852" calcext:value-type="float">
            <text:p>7778852</text:p>
          </table:table-cell>
          <table:table-cell/>
          <table:table-cell office:value-type="float" office:value="1684072" calcext:value-type="float">
            <text:p>1684072</text:p>
          </table:table-cell>
          <table:table-cell table:formula="of:=SUM([.U18:.U22])" office:value-type="float" office:value="8424940" calcext:value-type="float">
            <text:p>8424940</text:p>
          </table:table-cell>
          <table:table-cell/>
          <table:table-cell office:value-type="float" office:value="1789664" calcext:value-type="float">
            <text:p>1789664</text:p>
          </table:table-cell>
          <table:table-cell table:formula="of:=SUM([.X18:.X22])" office:value-type="float" office:value="8957336" calcext:value-type="float">
            <text:p>8957336</text:p>
          </table:table-cell>
          <table:table-cell/>
          <table:table-cell office:value-type="float" office:value="1907104" calcext:value-type="float">
            <text:p>1907104</text:p>
          </table:table-cell>
          <table:table-cell table:formula="of:=SUM([.AA18:.AA22])" office:value-type="float" office:value="9529508" calcext:value-type="float">
            <text:p>9529508</text:p>
          </table:table-cell>
          <table:table-cell/>
          <table:table-cell office:value-type="float" office:value="2008440" calcext:value-type="float">
            <text:p>2008440</text:p>
          </table:table-cell>
          <table:table-cell table:formula="of:=SUM([.AD18:.AD22])" office:value-type="float" office:value="10031396" calcext:value-type="float">
            <text:p>10031396</text:p>
          </table:table-cell>
        </table:table-row>
        <table:table-row table:style-name="ro1">
          <table:table-cell table:number-columns-repeated="2"/>
          <table:table-cell office:value-type="float" office:value="641592" calcext:value-type="float">
            <text:p>641592</text:p>
          </table:table-cell>
          <table:table-cell table:number-columns-repeated="2"/>
          <table:table-cell office:value-type="float" office:value="889916" calcext:value-type="float">
            <text:p>889916</text:p>
          </table:table-cell>
          <table:table-cell table:number-columns-repeated="2"/>
          <table:table-cell office:value-type="float" office:value="1101640" calcext:value-type="float">
            <text:p>1101640</text:p>
          </table:table-cell>
          <table:table-cell table:number-columns-repeated="2"/>
          <table:table-cell office:value-type="float" office:value="1274836" calcext:value-type="float">
            <text:p>1274836</text:p>
          </table:table-cell>
          <table:table-cell table:number-columns-repeated="2"/>
          <table:table-cell office:value-type="float" office:value="1431820" calcext:value-type="float">
            <text:p>1431820</text:p>
          </table:table-cell>
          <table:table-cell table:number-columns-repeated="2"/>
          <table:table-cell office:value-type="float" office:value="1547280" calcext:value-type="float">
            <text:p>1547280</text:p>
          </table:table-cell>
          <table:table-cell table:number-columns-repeated="2"/>
          <table:table-cell office:value-type="float" office:value="1673596" calcext:value-type="float">
            <text:p>1673596</text:p>
          </table:table-cell>
          <table:table-cell table:number-columns-repeated="2"/>
          <table:table-cell office:value-type="float" office:value="1787636" calcext:value-type="float">
            <text:p>1787636</text:p>
          </table:table-cell>
          <table:table-cell table:number-columns-repeated="2"/>
          <table:table-cell office:value-type="float" office:value="1902612" calcext:value-type="float">
            <text:p>1902612</text:p>
          </table:table-cell>
          <table:table-cell table:number-columns-repeated="2"/>
          <table:table-cell office:value-type="float" office:value="2007464" calcext:value-type="float">
            <text:p>200746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3132" calcext:value-type="float">
            <text:p>643132</text:p>
          </table:table-cell>
          <table:table-cell table:number-columns-repeated="2"/>
          <table:table-cell office:value-type="float" office:value="905400" calcext:value-type="float">
            <text:p>905400</text:p>
          </table:table-cell>
          <table:table-cell table:number-columns-repeated="2"/>
          <table:table-cell office:value-type="float" office:value="1102176" calcext:value-type="float">
            <text:p>1102176</text:p>
          </table:table-cell>
          <table:table-cell table:number-columns-repeated="2"/>
          <table:table-cell office:value-type="float" office:value="1273436" calcext:value-type="float">
            <text:p>1273436</text:p>
          </table:table-cell>
          <table:table-cell table:number-columns-repeated="2"/>
          <table:table-cell office:value-type="float" office:value="1424264" calcext:value-type="float">
            <text:p>1424264</text:p>
          </table:table-cell>
          <table:table-cell table:number-columns-repeated="2"/>
          <table:table-cell office:value-type="float" office:value="1549676" calcext:value-type="float">
            <text:p>1549676</text:p>
          </table:table-cell>
          <table:table-cell table:number-columns-repeated="2"/>
          <table:table-cell office:value-type="float" office:value="1676400" calcext:value-type="float">
            <text:p>1676400</text:p>
          </table:table-cell>
          <table:table-cell table:number-columns-repeated="2"/>
          <table:table-cell office:value-type="float" office:value="1791272" calcext:value-type="float">
            <text:p>1791272</text:p>
          </table:table-cell>
          <table:table-cell table:number-columns-repeated="2"/>
          <table:table-cell office:value-type="float" office:value="1904780" calcext:value-type="float">
            <text:p>1904780</text:p>
          </table:table-cell>
          <table:table-cell table:number-columns-repeated="2"/>
          <table:table-cell office:value-type="float" office:value="2006808" calcext:value-type="float">
            <text:p>20068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4068" calcext:value-type="float">
            <text:p>644068</text:p>
          </table:table-cell>
          <table:table-cell table:number-columns-repeated="2"/>
          <table:table-cell office:value-type="float" office:value="900516" calcext:value-type="float">
            <text:p>900516</text:p>
          </table:table-cell>
          <table:table-cell table:number-columns-repeated="2"/>
          <table:table-cell office:value-type="float" office:value="1102824" calcext:value-type="float">
            <text:p>1102824</text:p>
          </table:table-cell>
          <table:table-cell table:number-columns-repeated="2"/>
          <table:table-cell office:value-type="float" office:value="1271424" calcext:value-type="float">
            <text:p>1271424</text:p>
          </table:table-cell>
          <table:table-cell table:number-columns-repeated="2"/>
          <table:table-cell office:value-type="float" office:value="1416456" calcext:value-type="float">
            <text:p>1416456</text:p>
          </table:table-cell>
          <table:table-cell table:number-columns-repeated="2"/>
          <table:table-cell office:value-type="float" office:value="1551652" calcext:value-type="float">
            <text:p>1551652</text:p>
          </table:table-cell>
          <table:table-cell table:number-columns-repeated="2"/>
          <table:table-cell office:value-type="float" office:value="1683540" calcext:value-type="float">
            <text:p>1683540</text:p>
          </table:table-cell>
          <table:table-cell table:number-columns-repeated="2"/>
          <table:table-cell office:value-type="float" office:value="1792028" calcext:value-type="float">
            <text:p>1792028</text:p>
          </table:table-cell>
          <table:table-cell table:number-columns-repeated="2"/>
          <table:table-cell office:value-type="float" office:value="1905728" calcext:value-type="float">
            <text:p>1905728</text:p>
          </table:table-cell>
          <table:table-cell table:number-columns-repeated="2"/>
          <table:table-cell office:value-type="float" office:value="2005080" calcext:value-type="float">
            <text:p>20050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2856" calcext:value-type="float">
            <text:p>642856</text:p>
          </table:table-cell>
          <table:table-cell table:number-columns-repeated="2"/>
          <table:table-cell office:value-type="float" office:value="899404" calcext:value-type="float">
            <text:p>899404</text:p>
          </table:table-cell>
          <table:table-cell table:number-columns-repeated="2"/>
          <table:table-cell office:value-type="float" office:value="1103232" calcext:value-type="float">
            <text:p>1103232</text:p>
          </table:table-cell>
          <table:table-cell table:number-columns-repeated="2"/>
          <table:table-cell office:value-type="float" office:value="1260948" calcext:value-type="float">
            <text:p>1260948</text:p>
          </table:table-cell>
          <table:table-cell table:number-columns-repeated="2"/>
          <table:table-cell office:value-type="float" office:value="1412096" calcext:value-type="float">
            <text:p>1412096</text:p>
          </table:table-cell>
          <table:table-cell table:number-columns-repeated="2"/>
          <table:table-cell office:value-type="float" office:value="1552208" calcext:value-type="float">
            <text:p>1552208</text:p>
          </table:table-cell>
          <table:table-cell table:number-columns-repeated="2"/>
          <table:table-cell office:value-type="float" office:value="1682556" calcext:value-type="float">
            <text:p>1682556</text:p>
          </table:table-cell>
          <table:table-cell table:number-columns-repeated="2"/>
          <table:table-cell office:value-type="float" office:value="1791400" calcext:value-type="float">
            <text:p>1791400</text:p>
          </table:table-cell>
          <table:table-cell table:number-columns-repeated="2"/>
          <table:table-cell office:value-type="float" office:value="1906992" calcext:value-type="float">
            <text:p>1906992</text:p>
          </table:table-cell>
          <table:table-cell table:number-columns-repeated="2"/>
          <table:table-cell office:value-type="float" office:value="2004652" calcext:value-type="float">
            <text:p>20046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1620" calcext:value-type="float">
            <text:p>641620</text:p>
          </table:table-cell>
          <table:table-cell table:formula="of:=SUM([.C23:.C27])" office:value-type="float" office:value="3213268" calcext:value-type="float">
            <text:p>3213268</text:p>
          </table:table-cell>
          <table:table-cell/>
          <table:table-cell office:value-type="float" office:value="900232" calcext:value-type="float">
            <text:p>900232</text:p>
          </table:table-cell>
          <table:table-cell table:formula="of:=SUM([.F23:.F27])" office:value-type="float" office:value="4495468" calcext:value-type="float">
            <text:p>4495468</text:p>
          </table:table-cell>
          <table:table-cell/>
          <table:table-cell office:value-type="float" office:value="1103296" calcext:value-type="float">
            <text:p>1103296</text:p>
          </table:table-cell>
          <table:table-cell table:formula="of:=SUM([.I23:.I27])" office:value-type="float" office:value="5513168" calcext:value-type="float">
            <text:p>5513168</text:p>
          </table:table-cell>
          <table:table-cell/>
          <table:table-cell office:value-type="float" office:value="1270468" calcext:value-type="float">
            <text:p>1270468</text:p>
          </table:table-cell>
          <table:table-cell table:formula="of:=SUM([.L23:.L27])" office:value-type="float" office:value="6351112" calcext:value-type="float">
            <text:p>6351112</text:p>
          </table:table-cell>
          <table:table-cell/>
          <table:table-cell office:value-type="float" office:value="1417140" calcext:value-type="float">
            <text:p>1417140</text:p>
          </table:table-cell>
          <table:table-cell table:formula="of:=SUM([.O23:.O27])" office:value-type="float" office:value="7101776" calcext:value-type="float">
            <text:p>7101776</text:p>
          </table:table-cell>
          <table:table-cell/>
          <table:table-cell office:value-type="float" office:value="1553052" calcext:value-type="float">
            <text:p>1553052</text:p>
          </table:table-cell>
          <table:table-cell table:formula="of:=SUM([.R23:.R27])" office:value-type="float" office:value="7753868" calcext:value-type="float">
            <text:p>7753868</text:p>
          </table:table-cell>
          <table:table-cell/>
          <table:table-cell office:value-type="float" office:value="1677624" calcext:value-type="float">
            <text:p>1677624</text:p>
          </table:table-cell>
          <table:table-cell table:formula="of:=SUM([.U23:.U27])" office:value-type="float" office:value="8393716" calcext:value-type="float">
            <text:p>8393716</text:p>
          </table:table-cell>
          <table:table-cell/>
          <table:table-cell office:value-type="float" office:value="1790024" calcext:value-type="float">
            <text:p>1790024</text:p>
          </table:table-cell>
          <table:table-cell table:formula="of:=SUM([.X23:.X27])" office:value-type="float" office:value="8952360" calcext:value-type="float">
            <text:p>8952360</text:p>
          </table:table-cell>
          <table:table-cell/>
          <table:table-cell office:value-type="float" office:value="1908876" calcext:value-type="float">
            <text:p>1908876</text:p>
          </table:table-cell>
          <table:table-cell table:formula="of:=SUM([.AA23:.AA27])" office:value-type="float" office:value="9528988" calcext:value-type="float">
            <text:p>9528988</text:p>
          </table:table-cell>
          <table:table-cell/>
          <table:table-cell office:value-type="float" office:value="2005280" calcext:value-type="float">
            <text:p>2005280</text:p>
          </table:table-cell>
          <table:table-cell table:formula="of:=SUM([.AD23:.AD27])" office:value-type="float" office:value="10029284" calcext:value-type="float">
            <text:p>10029284</text:p>
          </table:table-cell>
        </table:table-row>
        <table:table-row table:style-name="ro1">
          <table:table-cell table:number-columns-repeated="2"/>
          <table:table-cell office:value-type="float" office:value="638544" calcext:value-type="float">
            <text:p>638544</text:p>
          </table:table-cell>
          <table:table-cell table:number-columns-repeated="2"/>
          <table:table-cell office:value-type="float" office:value="898152" calcext:value-type="float">
            <text:p>898152</text:p>
          </table:table-cell>
          <table:table-cell table:number-columns-repeated="2"/>
          <table:table-cell office:value-type="float" office:value="1103136" calcext:value-type="float">
            <text:p>1103136</text:p>
          </table:table-cell>
          <table:table-cell table:number-columns-repeated="2"/>
          <table:table-cell office:value-type="float" office:value="1269052" calcext:value-type="float">
            <text:p>1269052</text:p>
          </table:table-cell>
          <table:table-cell table:number-columns-repeated="2"/>
          <table:table-cell office:value-type="float" office:value="1423332" calcext:value-type="float">
            <text:p>1423332</text:p>
          </table:table-cell>
          <table:table-cell table:number-columns-repeated="2"/>
          <table:table-cell office:value-type="float" office:value="1561660" calcext:value-type="float">
            <text:p>1561660</text:p>
          </table:table-cell>
          <table:table-cell table:number-columns-repeated="2"/>
          <table:table-cell office:value-type="float" office:value="1679648" calcext:value-type="float">
            <text:p>1679648</text:p>
          </table:table-cell>
          <table:table-cell table:number-columns-repeated="2"/>
          <table:table-cell office:value-type="float" office:value="1789916" calcext:value-type="float">
            <text:p>1789916</text:p>
          </table:table-cell>
          <table:table-cell table:number-columns-repeated="2"/>
          <table:table-cell office:value-type="float" office:value="1905540" calcext:value-type="float">
            <text:p>1905540</text:p>
          </table:table-cell>
          <table:table-cell table:number-columns-repeated="2"/>
          <table:table-cell office:value-type="float" office:value="2001820" calcext:value-type="float">
            <text:p>20018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9448" calcext:value-type="float">
            <text:p>639448</text:p>
          </table:table-cell>
          <table:table-cell table:number-columns-repeated="2"/>
          <table:table-cell office:value-type="float" office:value="895184" calcext:value-type="float">
            <text:p>895184</text:p>
          </table:table-cell>
          <table:table-cell table:number-columns-repeated="2"/>
          <table:table-cell office:value-type="float" office:value="1102032" calcext:value-type="float">
            <text:p>1102032</text:p>
          </table:table-cell>
          <table:table-cell table:number-columns-repeated="2"/>
          <table:table-cell office:value-type="float" office:value="1269368" calcext:value-type="float">
            <text:p>1269368</text:p>
          </table:table-cell>
          <table:table-cell table:number-columns-repeated="2"/>
          <table:table-cell office:value-type="float" office:value="1414708" calcext:value-type="float">
            <text:p>1414708</text:p>
          </table:table-cell>
          <table:table-cell table:number-columns-repeated="2"/>
          <table:table-cell office:value-type="float" office:value="1556296" calcext:value-type="float">
            <text:p>1556296</text:p>
          </table:table-cell>
          <table:table-cell table:number-columns-repeated="2"/>
          <table:table-cell office:value-type="float" office:value="1679444" calcext:value-type="float">
            <text:p>1679444</text:p>
          </table:table-cell>
          <table:table-cell table:number-columns-repeated="2"/>
          <table:table-cell office:value-type="float" office:value="1789876" calcext:value-type="float">
            <text:p>1789876</text:p>
          </table:table-cell>
          <table:table-cell table:number-columns-repeated="2"/>
          <table:table-cell office:value-type="float" office:value="1907484" calcext:value-type="float">
            <text:p>1907484</text:p>
          </table:table-cell>
          <table:table-cell table:number-columns-repeated="2"/>
          <table:table-cell office:value-type="float" office:value="2006408" calcext:value-type="float">
            <text:p>20064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8272" calcext:value-type="float">
            <text:p>638272</text:p>
          </table:table-cell>
          <table:table-cell table:number-columns-repeated="2"/>
          <table:table-cell office:value-type="float" office:value="896328" calcext:value-type="float">
            <text:p>896328</text:p>
          </table:table-cell>
          <table:table-cell table:number-columns-repeated="2"/>
          <table:table-cell office:value-type="float" office:value="1103708" calcext:value-type="float">
            <text:p>1103708</text:p>
          </table:table-cell>
          <table:table-cell table:number-columns-repeated="2"/>
          <table:table-cell office:value-type="float" office:value="1273516" calcext:value-type="float">
            <text:p>1273516</text:p>
          </table:table-cell>
          <table:table-cell table:number-columns-repeated="2"/>
          <table:table-cell office:value-type="float" office:value="1419432" calcext:value-type="float">
            <text:p>1419432</text:p>
          </table:table-cell>
          <table:table-cell table:number-columns-repeated="2"/>
          <table:table-cell office:value-type="float" office:value="1555536" calcext:value-type="float">
            <text:p>1555536</text:p>
          </table:table-cell>
          <table:table-cell table:number-columns-repeated="2"/>
          <table:table-cell office:value-type="float" office:value="1678916" calcext:value-type="float">
            <text:p>1678916</text:p>
          </table:table-cell>
          <table:table-cell table:number-columns-repeated="2"/>
          <table:table-cell office:value-type="float" office:value="1789688" calcext:value-type="float">
            <text:p>1789688</text:p>
          </table:table-cell>
          <table:table-cell table:number-columns-repeated="2"/>
          <table:table-cell office:value-type="float" office:value="1903800" calcext:value-type="float">
            <text:p>1903800</text:p>
          </table:table-cell>
          <table:table-cell table:number-columns-repeated="2"/>
          <table:table-cell office:value-type="float" office:value="2006436" calcext:value-type="float">
            <text:p>20064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39728" calcext:value-type="float">
            <text:p>639728</text:p>
          </table:table-cell>
          <table:table-cell table:number-columns-repeated="2"/>
          <table:table-cell office:value-type="float" office:value="896848" calcext:value-type="float">
            <text:p>896848</text:p>
          </table:table-cell>
          <table:table-cell table:number-columns-repeated="2"/>
          <table:table-cell office:value-type="float" office:value="1105592" calcext:value-type="float">
            <text:p>1105592</text:p>
          </table:table-cell>
          <table:table-cell table:number-columns-repeated="2"/>
          <table:table-cell office:value-type="float" office:value="1272944" calcext:value-type="float">
            <text:p>1272944</text:p>
          </table:table-cell>
          <table:table-cell table:number-columns-repeated="2"/>
          <table:table-cell office:value-type="float" office:value="1413976" calcext:value-type="float">
            <text:p>1413976</text:p>
          </table:table-cell>
          <table:table-cell table:number-columns-repeated="2"/>
          <table:table-cell office:value-type="float" office:value="1551052" calcext:value-type="float">
            <text:p>1551052</text:p>
          </table:table-cell>
          <table:table-cell table:number-columns-repeated="2"/>
          <table:table-cell office:value-type="float" office:value="1679600" calcext:value-type="float">
            <text:p>1679600</text:p>
          </table:table-cell>
          <table:table-cell table:number-columns-repeated="2"/>
          <table:table-cell office:value-type="float" office:value="1789928" calcext:value-type="float">
            <text:p>1789928</text:p>
          </table:table-cell>
          <table:table-cell table:number-columns-repeated="2"/>
          <table:table-cell office:value-type="float" office:value="1903896" calcext:value-type="float">
            <text:p>1903896</text:p>
          </table:table-cell>
          <table:table-cell table:number-columns-repeated="2"/>
          <table:table-cell office:value-type="float" office:value="2006900" calcext:value-type="float">
            <text:p>20069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5344" calcext:value-type="float">
            <text:p>645344</text:p>
          </table:table-cell>
          <table:table-cell table:formula="of:=SUM([.C28:.C32])" office:value-type="float" office:value="3201336" calcext:value-type="float">
            <text:p>3201336</text:p>
          </table:table-cell>
          <table:table-cell/>
          <table:table-cell office:value-type="float" office:value="898684" calcext:value-type="float">
            <text:p>898684</text:p>
          </table:table-cell>
          <table:table-cell table:formula="of:=SUM([.F28:.F32])" office:value-type="float" office:value="4485196" calcext:value-type="float">
            <text:p>4485196</text:p>
          </table:table-cell>
          <table:table-cell/>
          <table:table-cell office:value-type="float" office:value="1109332" calcext:value-type="float">
            <text:p>1109332</text:p>
          </table:table-cell>
          <table:table-cell table:formula="of:=SUM([.I28:.I32])" office:value-type="float" office:value="5523800" calcext:value-type="float">
            <text:p>5523800</text:p>
          </table:table-cell>
          <table:table-cell/>
          <table:table-cell office:value-type="float" office:value="1274248" calcext:value-type="float">
            <text:p>1274248</text:p>
          </table:table-cell>
          <table:table-cell table:formula="of:=SUM([.L28:.L32])" office:value-type="float" office:value="6359128" calcext:value-type="float">
            <text:p>6359128</text:p>
          </table:table-cell>
          <table:table-cell/>
          <table:table-cell office:value-type="float" office:value="1420080" calcext:value-type="float">
            <text:p>1420080</text:p>
          </table:table-cell>
          <table:table-cell table:formula="of:=SUM([.O28:.O32])" office:value-type="float" office:value="7091528" calcext:value-type="float">
            <text:p>7091528</text:p>
          </table:table-cell>
          <table:table-cell/>
          <table:table-cell office:value-type="float" office:value="1551508" calcext:value-type="float">
            <text:p>1551508</text:p>
          </table:table-cell>
          <table:table-cell table:formula="of:=SUM([.R28:.R32])" office:value-type="float" office:value="7776052" calcext:value-type="float">
            <text:p>7776052</text:p>
          </table:table-cell>
          <table:table-cell/>
          <table:table-cell office:value-type="float" office:value="1677624" calcext:value-type="float">
            <text:p>1677624</text:p>
          </table:table-cell>
          <table:table-cell table:formula="of:=SUM([.U28:.U32])" office:value-type="float" office:value="8395232" calcext:value-type="float">
            <text:p>8395232</text:p>
          </table:table-cell>
          <table:table-cell/>
          <table:table-cell office:value-type="float" office:value="1790848" calcext:value-type="float">
            <text:p>1790848</text:p>
          </table:table-cell>
          <table:table-cell table:formula="of:=SUM([.X28:.X32])" office:value-type="float" office:value="8950256" calcext:value-type="float">
            <text:p>8950256</text:p>
          </table:table-cell>
          <table:table-cell/>
          <table:table-cell office:value-type="float" office:value="1907228" calcext:value-type="float">
            <text:p>1907228</text:p>
          </table:table-cell>
          <table:table-cell table:formula="of:=SUM([.AA28:.AA32])" office:value-type="float" office:value="9527948" calcext:value-type="float">
            <text:p>9527948</text:p>
          </table:table-cell>
          <table:table-cell/>
          <table:table-cell office:value-type="float" office:value="2007228" calcext:value-type="float">
            <text:p>2007228</text:p>
          </table:table-cell>
          <table:table-cell table:formula="of:=SUM([.AD28:.AD32])" office:value-type="float" office:value="10028792" calcext:value-type="float">
            <text:p>10028792</text:p>
          </table:table-cell>
        </table:table-row>
        <table:table-row table:style-name="ro1">
          <table:table-cell table:number-columns-repeated="2"/>
          <table:table-cell office:value-type="float" office:value="643988" calcext:value-type="float">
            <text:p>643988</text:p>
          </table:table-cell>
          <table:table-cell table:number-columns-repeated="2"/>
          <table:table-cell office:value-type="float" office:value="899784" calcext:value-type="float">
            <text:p>899784</text:p>
          </table:table-cell>
          <table:table-cell table:number-columns-repeated="2"/>
          <table:table-cell office:value-type="float" office:value="1102916" calcext:value-type="float">
            <text:p>1102916</text:p>
          </table:table-cell>
          <table:table-cell table:number-columns-repeated="2"/>
          <table:table-cell office:value-type="float" office:value="1271360" calcext:value-type="float">
            <text:p>1271360</text:p>
          </table:table-cell>
          <table:table-cell table:number-columns-repeated="2"/>
          <table:table-cell office:value-type="float" office:value="1420328" calcext:value-type="float">
            <text:p>1420328</text:p>
          </table:table-cell>
          <table:table-cell table:number-columns-repeated="2"/>
          <table:table-cell office:value-type="float" office:value="1556676" calcext:value-type="float">
            <text:p>1556676</text:p>
          </table:table-cell>
          <table:table-cell table:number-columns-repeated="2"/>
          <table:table-cell office:value-type="float" office:value="1679648" calcext:value-type="float">
            <text:p>1679648</text:p>
          </table:table-cell>
          <table:table-cell table:number-columns-repeated="2"/>
          <table:table-cell office:value-type="float" office:value="1794596" calcext:value-type="float">
            <text:p>1794596</text:p>
          </table:table-cell>
          <table:table-cell table:number-columns-repeated="2"/>
          <table:table-cell office:value-type="float" office:value="1906492" calcext:value-type="float">
            <text:p>1906492</text:p>
          </table:table-cell>
          <table:table-cell table:number-columns-repeated="2"/>
          <table:table-cell office:value-type="float" office:value="2007412" calcext:value-type="float">
            <text:p>20074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2684" calcext:value-type="float">
            <text:p>642684</text:p>
          </table:table-cell>
          <table:table-cell table:number-columns-repeated="2"/>
          <table:table-cell office:value-type="float" office:value="902380" calcext:value-type="float">
            <text:p>902380</text:p>
          </table:table-cell>
          <table:table-cell table:number-columns-repeated="2"/>
          <table:table-cell office:value-type="float" office:value="1104024" calcext:value-type="float">
            <text:p>1104024</text:p>
          </table:table-cell>
          <table:table-cell table:number-columns-repeated="2"/>
          <table:table-cell office:value-type="float" office:value="1270440" calcext:value-type="float">
            <text:p>1270440</text:p>
          </table:table-cell>
          <table:table-cell table:number-columns-repeated="2"/>
          <table:table-cell office:value-type="float" office:value="1416280" calcext:value-type="float">
            <text:p>1416280</text:p>
          </table:table-cell>
          <table:table-cell table:number-columns-repeated="2"/>
          <table:table-cell office:value-type="float" office:value="1551372" calcext:value-type="float">
            <text:p>1551372</text:p>
          </table:table-cell>
          <table:table-cell table:number-columns-repeated="2"/>
          <table:table-cell office:value-type="float" office:value="1679444" calcext:value-type="float">
            <text:p>1679444</text:p>
          </table:table-cell>
          <table:table-cell table:number-columns-repeated="2"/>
          <table:table-cell office:value-type="float" office:value="1796568" calcext:value-type="float">
            <text:p>1796568</text:p>
          </table:table-cell>
          <table:table-cell table:number-columns-repeated="2"/>
          <table:table-cell office:value-type="float" office:value="1905420" calcext:value-type="float">
            <text:p>1905420</text:p>
          </table:table-cell>
          <table:table-cell table:number-columns-repeated="2"/>
          <table:table-cell office:value-type="float" office:value="2006548" calcext:value-type="float">
            <text:p>20065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1220" calcext:value-type="float">
            <text:p>641220</text:p>
          </table:table-cell>
          <table:table-cell table:number-columns-repeated="2"/>
          <table:table-cell office:value-type="float" office:value="904656" calcext:value-type="float">
            <text:p>904656</text:p>
          </table:table-cell>
          <table:table-cell table:number-columns-repeated="2"/>
          <table:table-cell office:value-type="float" office:value="1104496" calcext:value-type="float">
            <text:p>1104496</text:p>
          </table:table-cell>
          <table:table-cell table:number-columns-repeated="2"/>
          <table:table-cell office:value-type="float" office:value="1271180" calcext:value-type="float">
            <text:p>1271180</text:p>
          </table:table-cell>
          <table:table-cell table:number-columns-repeated="2"/>
          <table:table-cell office:value-type="float" office:value="1417356" calcext:value-type="float">
            <text:p>1417356</text:p>
          </table:table-cell>
          <table:table-cell table:number-columns-repeated="2"/>
          <table:table-cell office:value-type="float" office:value="1548256" calcext:value-type="float">
            <text:p>1548256</text:p>
          </table:table-cell>
          <table:table-cell table:number-columns-repeated="2"/>
          <table:table-cell office:value-type="float" office:value="1678916" calcext:value-type="float">
            <text:p>1678916</text:p>
          </table:table-cell>
          <table:table-cell table:number-columns-repeated="2"/>
          <table:table-cell office:value-type="float" office:value="1790800" calcext:value-type="float">
            <text:p>1790800</text:p>
          </table:table-cell>
          <table:table-cell table:number-columns-repeated="2"/>
          <table:table-cell office:value-type="float" office:value="1903812" calcext:value-type="float">
            <text:p>1903812</text:p>
          </table:table-cell>
          <table:table-cell table:number-columns-repeated="2"/>
          <table:table-cell office:value-type="float" office:value="2005480" calcext:value-type="float">
            <text:p>200548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0528" calcext:value-type="float">
            <text:p>640528</text:p>
          </table:table-cell>
          <table:table-cell table:number-columns-repeated="2"/>
          <table:table-cell office:value-type="float" office:value="901912" calcext:value-type="float">
            <text:p>901912</text:p>
          </table:table-cell>
          <table:table-cell table:number-columns-repeated="2"/>
          <table:table-cell office:value-type="float" office:value="1104332" calcext:value-type="float">
            <text:p>1104332</text:p>
          </table:table-cell>
          <table:table-cell table:number-columns-repeated="2"/>
          <table:table-cell office:value-type="float" office:value="1271064" calcext:value-type="float">
            <text:p>1271064</text:p>
          </table:table-cell>
          <table:table-cell table:number-columns-repeated="2"/>
          <table:table-cell office:value-type="float" office:value="1415732" calcext:value-type="float">
            <text:p>1415732</text:p>
          </table:table-cell>
          <table:table-cell table:number-columns-repeated="2"/>
          <table:table-cell office:value-type="float" office:value="1553676" calcext:value-type="float">
            <text:p>1553676</text:p>
          </table:table-cell>
          <table:table-cell table:number-columns-repeated="2"/>
          <table:table-cell office:value-type="float" office:value="1679600" calcext:value-type="float">
            <text:p>1679600</text:p>
          </table:table-cell>
          <table:table-cell table:number-columns-repeated="2"/>
          <table:table-cell office:value-type="float" office:value="1790616" calcext:value-type="float">
            <text:p>1790616</text:p>
          </table:table-cell>
          <table:table-cell table:number-columns-repeated="2"/>
          <table:table-cell office:value-type="float" office:value="1904744" calcext:value-type="float">
            <text:p>1904744</text:p>
          </table:table-cell>
          <table:table-cell table:number-columns-repeated="2"/>
          <table:table-cell office:value-type="float" office:value="2003752" calcext:value-type="float">
            <text:p>200375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7356" calcext:value-type="float">
            <text:p>647356</text:p>
          </table:table-cell>
          <table:table-cell table:formula="of:=SUM([.C33:.C37])" office:value-type="float" office:value="3215776" calcext:value-type="float">
            <text:p>3215776</text:p>
          </table:table-cell>
          <table:table-cell/>
          <table:table-cell office:value-type="float" office:value="896044" calcext:value-type="float">
            <text:p>896044</text:p>
          </table:table-cell>
          <table:table-cell table:formula="of:=SUM([.F33:.F37])" office:value-type="float" office:value="4504776" calcext:value-type="float">
            <text:p>4504776</text:p>
          </table:table-cell>
          <table:table-cell/>
          <table:table-cell office:value-type="float" office:value="1102872" calcext:value-type="float">
            <text:p>1102872</text:p>
          </table:table-cell>
          <table:table-cell table:formula="of:=SUM([.I33:.I37])" office:value-type="float" office:value="5518640" calcext:value-type="float">
            <text:p>5518640</text:p>
          </table:table-cell>
          <table:table-cell/>
          <table:table-cell office:value-type="float" office:value="1270904" calcext:value-type="float">
            <text:p>1270904</text:p>
          </table:table-cell>
          <table:table-cell table:formula="of:=SUM([.L33:.L37])" office:value-type="float" office:value="6354948" calcext:value-type="float">
            <text:p>6354948</text:p>
          </table:table-cell>
          <table:table-cell/>
          <table:table-cell office:value-type="float" office:value="1414956" calcext:value-type="float">
            <text:p>1414956</text:p>
          </table:table-cell>
          <table:table-cell table:formula="of:=SUM([.O33:.O37])" office:value-type="float" office:value="7084652" calcext:value-type="float">
            <text:p>7084652</text:p>
          </table:table-cell>
          <table:table-cell/>
          <table:table-cell office:value-type="float" office:value="1567464" calcext:value-type="float">
            <text:p>1567464</text:p>
          </table:table-cell>
          <table:table-cell table:formula="of:=SUM([.R33:.R37])" office:value-type="float" office:value="7777444" calcext:value-type="float">
            <text:p>7777444</text:p>
          </table:table-cell>
          <table:table-cell/>
          <table:table-cell office:value-type="float" office:value="1679672" calcext:value-type="float">
            <text:p>1679672</text:p>
          </table:table-cell>
          <table:table-cell table:formula="of:=SUM([.U33:.U37])" office:value-type="float" office:value="8397280" calcext:value-type="float">
            <text:p>8397280</text:p>
          </table:table-cell>
          <table:table-cell/>
          <table:table-cell office:value-type="float" office:value="1789392" calcext:value-type="float">
            <text:p>1789392</text:p>
          </table:table-cell>
          <table:table-cell table:formula="of:=SUM([.X33:.X37])" office:value-type="float" office:value="8961972" calcext:value-type="float">
            <text:p>8961972</text:p>
          </table:table-cell>
          <table:table-cell/>
          <table:table-cell office:value-type="float" office:value="1901944" calcext:value-type="float">
            <text:p>1901944</text:p>
          </table:table-cell>
          <table:table-cell table:formula="of:=SUM([.AA33:.AA37])" office:value-type="float" office:value="9522412" calcext:value-type="float">
            <text:p>9522412</text:p>
          </table:table-cell>
          <table:table-cell/>
          <table:table-cell office:value-type="float" office:value="2003888" calcext:value-type="float">
            <text:p>2003888</text:p>
          </table:table-cell>
          <table:table-cell table:formula="of:=SUM([.AD33:.AD37])" office:value-type="float" office:value="10027080" calcext:value-type="float">
            <text:p>10027080</text:p>
          </table:table-cell>
        </table:table-row>
        <table:table-row table:style-name="ro1">
          <table:table-cell table:number-columns-repeated="2"/>
          <table:table-cell office:value-type="float" office:value="647068" calcext:value-type="float">
            <text:p>647068</text:p>
          </table:table-cell>
          <table:table-cell table:number-columns-repeated="2"/>
          <table:table-cell office:value-type="float" office:value="895664" calcext:value-type="float">
            <text:p>895664</text:p>
          </table:table-cell>
          <table:table-cell table:number-columns-repeated="2"/>
          <table:table-cell office:value-type="float" office:value="1106392" calcext:value-type="float">
            <text:p>1106392</text:p>
          </table:table-cell>
          <table:table-cell table:number-columns-repeated="2"/>
          <table:table-cell office:value-type="float" office:value="1268124" calcext:value-type="float">
            <text:p>1268124</text:p>
          </table:table-cell>
          <table:table-cell table:number-columns-repeated="2"/>
          <table:table-cell office:value-type="float" office:value="1410264" calcext:value-type="float">
            <text:p>1410264</text:p>
          </table:table-cell>
          <table:table-cell table:number-columns-repeated="2"/>
          <table:table-cell office:value-type="float" office:value="1552748" calcext:value-type="float">
            <text:p>1552748</text:p>
          </table:table-cell>
          <table:table-cell table:number-columns-repeated="2"/>
          <table:table-cell office:value-type="float" office:value="1679776" calcext:value-type="float">
            <text:p>1679776</text:p>
          </table:table-cell>
          <table:table-cell table:number-columns-repeated="2"/>
          <table:table-cell office:value-type="float" office:value="1791748" calcext:value-type="float">
            <text:p>1791748</text:p>
          </table:table-cell>
          <table:table-cell table:number-columns-repeated="2"/>
          <table:table-cell office:value-type="float" office:value="1901712" calcext:value-type="float">
            <text:p>1901712</text:p>
          </table:table-cell>
          <table:table-cell table:number-columns-repeated="2"/>
          <table:table-cell office:value-type="float" office:value="2003620" calcext:value-type="float">
            <text:p>20036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4880" calcext:value-type="float">
            <text:p>644880</text:p>
          </table:table-cell>
          <table:table-cell table:number-columns-repeated="2"/>
          <table:table-cell office:value-type="float" office:value="897356" calcext:value-type="float">
            <text:p>897356</text:p>
          </table:table-cell>
          <table:table-cell table:number-columns-repeated="2"/>
          <table:table-cell office:value-type="float" office:value="1101932" calcext:value-type="float">
            <text:p>1101932</text:p>
          </table:table-cell>
          <table:table-cell table:number-columns-repeated="2"/>
          <table:table-cell office:value-type="float" office:value="1270112" calcext:value-type="float">
            <text:p>1270112</text:p>
          </table:table-cell>
          <table:table-cell table:number-columns-repeated="2"/>
          <table:table-cell office:value-type="float" office:value="1412964" calcext:value-type="float">
            <text:p>1412964</text:p>
          </table:table-cell>
          <table:table-cell table:number-columns-repeated="2"/>
          <table:table-cell office:value-type="float" office:value="1551112" calcext:value-type="float">
            <text:p>1551112</text:p>
          </table:table-cell>
          <table:table-cell table:number-columns-repeated="2"/>
          <table:table-cell office:value-type="float" office:value="1679760" calcext:value-type="float">
            <text:p>1679760</text:p>
          </table:table-cell>
          <table:table-cell table:number-columns-repeated="2"/>
          <table:table-cell office:value-type="float" office:value="1791680" calcext:value-type="float">
            <text:p>1791680</text:p>
          </table:table-cell>
          <table:table-cell table:number-columns-repeated="2"/>
          <table:table-cell office:value-type="float" office:value="1902616" calcext:value-type="float">
            <text:p>1902616</text:p>
          </table:table-cell>
          <table:table-cell table:number-columns-repeated="2"/>
          <table:table-cell office:value-type="float" office:value="2006928" calcext:value-type="float">
            <text:p>20069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4460" calcext:value-type="float">
            <text:p>644460</text:p>
          </table:table-cell>
          <table:table-cell table:number-columns-repeated="2"/>
          <table:table-cell office:value-type="float" office:value="898700" calcext:value-type="float">
            <text:p>898700</text:p>
          </table:table-cell>
          <table:table-cell table:number-columns-repeated="2"/>
          <table:table-cell office:value-type="float" office:value="1103188" calcext:value-type="float">
            <text:p>1103188</text:p>
          </table:table-cell>
          <table:table-cell table:number-columns-repeated="2"/>
          <table:table-cell office:value-type="float" office:value="1273180" calcext:value-type="float">
            <text:p>1273180</text:p>
          </table:table-cell>
          <table:table-cell table:number-columns-repeated="2"/>
          <table:table-cell office:value-type="float" office:value="1414172" calcext:value-type="float">
            <text:p>1414172</text:p>
          </table:table-cell>
          <table:table-cell table:number-columns-repeated="2"/>
          <table:table-cell office:value-type="float" office:value="1549720" calcext:value-type="float">
            <text:p>1549720</text:p>
          </table:table-cell>
          <table:table-cell table:number-columns-repeated="2"/>
          <table:table-cell office:value-type="float" office:value="1679584" calcext:value-type="float">
            <text:p>1679584</text:p>
          </table:table-cell>
          <table:table-cell table:number-columns-repeated="2"/>
          <table:table-cell office:value-type="float" office:value="1791616" calcext:value-type="float">
            <text:p>1791616</text:p>
          </table:table-cell>
          <table:table-cell table:number-columns-repeated="2"/>
          <table:table-cell office:value-type="float" office:value="1904100" calcext:value-type="float">
            <text:p>1904100</text:p>
          </table:table-cell>
          <table:table-cell table:number-columns-repeated="2"/>
          <table:table-cell office:value-type="float" office:value="2009844" calcext:value-type="float">
            <text:p>200984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3200" calcext:value-type="float">
            <text:p>643200</text:p>
          </table:table-cell>
          <table:table-cell table:number-columns-repeated="2"/>
          <table:table-cell office:value-type="float" office:value="900160" calcext:value-type="float">
            <text:p>900160</text:p>
          </table:table-cell>
          <table:table-cell table:number-columns-repeated="2"/>
          <table:table-cell office:value-type="float" office:value="1102928" calcext:value-type="float">
            <text:p>1102928</text:p>
          </table:table-cell>
          <table:table-cell table:number-columns-repeated="2"/>
          <table:table-cell office:value-type="float" office:value="1275264" calcext:value-type="float">
            <text:p>1275264</text:p>
          </table:table-cell>
          <table:table-cell table:number-columns-repeated="2"/>
          <table:table-cell office:value-type="float" office:value="1417504" calcext:value-type="float">
            <text:p>1417504</text:p>
          </table:table-cell>
          <table:table-cell table:number-columns-repeated="2"/>
          <table:table-cell office:value-type="float" office:value="1550372" calcext:value-type="float">
            <text:p>1550372</text:p>
          </table:table-cell>
          <table:table-cell table:number-columns-repeated="2"/>
          <table:table-cell office:value-type="float" office:value="1679552" calcext:value-type="float">
            <text:p>1679552</text:p>
          </table:table-cell>
          <table:table-cell table:number-columns-repeated="2"/>
          <table:table-cell office:value-type="float" office:value="1791192" calcext:value-type="float">
            <text:p>1791192</text:p>
          </table:table-cell>
          <table:table-cell table:number-columns-repeated="2"/>
          <table:table-cell office:value-type="float" office:value="1904708" calcext:value-type="float">
            <text:p>1904708</text:p>
          </table:table-cell>
          <table:table-cell table:number-columns-repeated="2"/>
          <table:table-cell office:value-type="float" office:value="2005296" calcext:value-type="float">
            <text:p>20052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2116" calcext:value-type="float">
            <text:p>642116</text:p>
          </table:table-cell>
          <table:table-cell table:formula="of:=SUM([.C38:.C42])" office:value-type="float" office:value="3221724" calcext:value-type="float">
            <text:p>3221724</text:p>
          </table:table-cell>
          <table:table-cell/>
          <table:table-cell office:value-type="float" office:value="900396" calcext:value-type="float">
            <text:p>900396</text:p>
          </table:table-cell>
          <table:table-cell table:formula="of:=SUM([.F38:.F42])" office:value-type="float" office:value="4492276" calcext:value-type="float">
            <text:p>4492276</text:p>
          </table:table-cell>
          <table:table-cell/>
          <table:table-cell office:value-type="float" office:value="1101748" calcext:value-type="float">
            <text:p>1101748</text:p>
          </table:table-cell>
          <table:table-cell table:formula="of:=SUM([.I38:.I42])" office:value-type="float" office:value="5516188" calcext:value-type="float">
            <text:p>5516188</text:p>
          </table:table-cell>
          <table:table-cell/>
          <table:table-cell office:value-type="float" office:value="1276108" calcext:value-type="float">
            <text:p>1276108</text:p>
          </table:table-cell>
          <table:table-cell table:formula="of:=SUM([.L38:.L42])" office:value-type="float" office:value="6362788" calcext:value-type="float">
            <text:p>6362788</text:p>
          </table:table-cell>
          <table:table-cell/>
          <table:table-cell office:value-type="float" office:value="1419204" calcext:value-type="float">
            <text:p>1419204</text:p>
          </table:table-cell>
          <table:table-cell table:formula="of:=SUM([.O38:.O42])" office:value-type="float" office:value="7074108" calcext:value-type="float">
            <text:p>7074108</text:p>
          </table:table-cell>
          <table:table-cell/>
          <table:table-cell office:value-type="float" office:value="1550356" calcext:value-type="float">
            <text:p>1550356</text:p>
          </table:table-cell>
          <table:table-cell table:formula="of:=SUM([.R38:.R42])" office:value-type="float" office:value="7754308" calcext:value-type="float">
            <text:p>7754308</text:p>
          </table:table-cell>
          <table:table-cell/>
          <table:table-cell office:value-type="float" office:value="1679888" calcext:value-type="float">
            <text:p>1679888</text:p>
          </table:table-cell>
          <table:table-cell table:formula="of:=SUM([.U38:.U42])" office:value-type="float" office:value="8398560" calcext:value-type="float">
            <text:p>8398560</text:p>
          </table:table-cell>
          <table:table-cell/>
          <table:table-cell office:value-type="float" office:value="1790992" calcext:value-type="float">
            <text:p>1790992</text:p>
          </table:table-cell>
          <table:table-cell table:formula="of:=SUM([.X38:.X42])" office:value-type="float" office:value="8957228" calcext:value-type="float">
            <text:p>8957228</text:p>
          </table:table-cell>
          <table:table-cell/>
          <table:table-cell office:value-type="float" office:value="1905708" calcext:value-type="float">
            <text:p>1905708</text:p>
          </table:table-cell>
          <table:table-cell table:formula="of:=SUM([.AA38:.AA42])" office:value-type="float" office:value="9518844" calcext:value-type="float">
            <text:p>9518844</text:p>
          </table:table-cell>
          <table:table-cell/>
          <table:table-cell office:value-type="float" office:value="2003996" calcext:value-type="float">
            <text:p>2003996</text:p>
          </table:table-cell>
          <table:table-cell table:formula="of:=SUM([.AD38:.AD42])" office:value-type="float" office:value="10029684" calcext:value-type="float">
            <text:p>10029684</text:p>
          </table:table-cell>
        </table:table-row>
        <table:table-row table:style-name="ro1">
          <table:table-cell table:number-columns-repeated="2"/>
          <table:table-cell office:value-type="float" office:value="641392" calcext:value-type="float">
            <text:p>641392</text:p>
          </table:table-cell>
          <table:table-cell table:number-columns-repeated="2"/>
          <table:table-cell office:value-type="float" office:value="901024" calcext:value-type="float">
            <text:p>901024</text:p>
          </table:table-cell>
          <table:table-cell table:number-columns-repeated="2"/>
          <table:table-cell office:value-type="float" office:value="1104356" calcext:value-type="float">
            <text:p>1104356</text:p>
          </table:table-cell>
          <table:table-cell table:number-columns-repeated="2"/>
          <table:table-cell office:value-type="float" office:value="1273084" calcext:value-type="float">
            <text:p>1273084</text:p>
          </table:table-cell>
          <table:table-cell table:number-columns-repeated="2"/>
          <table:table-cell office:value-type="float" office:value="1422544" calcext:value-type="float">
            <text:p>1422544</text:p>
          </table:table-cell>
          <table:table-cell table:number-columns-repeated="2"/>
          <table:table-cell office:value-type="float" office:value="1550776" calcext:value-type="float">
            <text:p>1550776</text:p>
          </table:table-cell>
          <table:table-cell table:number-columns-repeated="2"/>
          <table:table-cell office:value-type="float" office:value="1679684" calcext:value-type="float">
            <text:p>1679684</text:p>
          </table:table-cell>
          <table:table-cell table:number-columns-repeated="2"/>
          <table:table-cell office:value-type="float" office:value="1791904" calcext:value-type="float">
            <text:p>1791904</text:p>
          </table:table-cell>
          <table:table-cell table:number-columns-repeated="2"/>
          <table:table-cell office:value-type="float" office:value="1900880" calcext:value-type="float">
            <text:p>1900880</text:p>
          </table:table-cell>
          <table:table-cell table:number-columns-repeated="2"/>
          <table:table-cell office:value-type="float" office:value="2006284" calcext:value-type="float">
            <text:p>20062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3404" calcext:value-type="float">
            <text:p>643404</text:p>
          </table:table-cell>
          <table:table-cell table:number-columns-repeated="2"/>
          <table:table-cell office:value-type="float" office:value="899260" calcext:value-type="float">
            <text:p>899260</text:p>
          </table:table-cell>
          <table:table-cell table:number-columns-repeated="2"/>
          <table:table-cell office:value-type="float" office:value="1103676" calcext:value-type="float">
            <text:p>1103676</text:p>
          </table:table-cell>
          <table:table-cell table:number-columns-repeated="2"/>
          <table:table-cell office:value-type="float" office:value="1269212" calcext:value-type="float">
            <text:p>1269212</text:p>
          </table:table-cell>
          <table:table-cell table:number-columns-repeated="2"/>
          <table:table-cell office:value-type="float" office:value="1419556" calcext:value-type="float">
            <text:p>1419556</text:p>
          </table:table-cell>
          <table:table-cell table:number-columns-repeated="2"/>
          <table:table-cell office:value-type="float" office:value="1549448" calcext:value-type="float">
            <text:p>1549448</text:p>
          </table:table-cell>
          <table:table-cell table:number-columns-repeated="2"/>
          <table:table-cell office:value-type="float" office:value="1679684" calcext:value-type="float">
            <text:p>1679684</text:p>
          </table:table-cell>
          <table:table-cell table:number-columns-repeated="2"/>
          <table:table-cell office:value-type="float" office:value="1788380" calcext:value-type="float">
            <text:p>1788380</text:p>
          </table:table-cell>
          <table:table-cell table:number-columns-repeated="2"/>
          <table:table-cell office:value-type="float" office:value="1900272" calcext:value-type="float">
            <text:p>1900272</text:p>
          </table:table-cell>
          <table:table-cell table:number-columns-repeated="2"/>
          <table:table-cell office:value-type="float" office:value="2004600" calcext:value-type="float">
            <text:p>20046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8164" calcext:value-type="float">
            <text:p>648164</text:p>
          </table:table-cell>
          <table:table-cell table:number-columns-repeated="2"/>
          <table:table-cell office:value-type="float" office:value="901536" calcext:value-type="float">
            <text:p>901536</text:p>
          </table:table-cell>
          <table:table-cell table:number-columns-repeated="2"/>
          <table:table-cell office:value-type="float" office:value="1103276" calcext:value-type="float">
            <text:p>1103276</text:p>
          </table:table-cell>
          <table:table-cell table:number-columns-repeated="2"/>
          <table:table-cell office:value-type="float" office:value="1269052" calcext:value-type="float">
            <text:p>1269052</text:p>
          </table:table-cell>
          <table:table-cell table:number-columns-repeated="2"/>
          <table:table-cell office:value-type="float" office:value="1417124" calcext:value-type="float">
            <text:p>1417124</text:p>
          </table:table-cell>
          <table:table-cell table:number-columns-repeated="2"/>
          <table:table-cell office:value-type="float" office:value="1545932" calcext:value-type="float">
            <text:p>1545932</text:p>
          </table:table-cell>
          <table:table-cell table:number-columns-repeated="2"/>
          <table:table-cell office:value-type="float" office:value="1679668" calcext:value-type="float">
            <text:p>1679668</text:p>
          </table:table-cell>
          <table:table-cell table:number-columns-repeated="2"/>
          <table:table-cell office:value-type="float" office:value="1791884" calcext:value-type="float">
            <text:p>1791884</text:p>
          </table:table-cell>
          <table:table-cell table:number-columns-repeated="2"/>
          <table:table-cell office:value-type="float" office:value="1903640" calcext:value-type="float">
            <text:p>1903640</text:p>
          </table:table-cell>
          <table:table-cell table:number-columns-repeated="2"/>
          <table:table-cell office:value-type="float" office:value="2006792" calcext:value-type="float">
            <text:p>20067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3856" calcext:value-type="float">
            <text:p>643856</text:p>
          </table:table-cell>
          <table:table-cell table:number-columns-repeated="2"/>
          <table:table-cell office:value-type="float" office:value="899752" calcext:value-type="float">
            <text:p>899752</text:p>
          </table:table-cell>
          <table:table-cell table:number-columns-repeated="2"/>
          <table:table-cell office:value-type="float" office:value="1101676" calcext:value-type="float">
            <text:p>1101676</text:p>
          </table:table-cell>
          <table:table-cell table:number-columns-repeated="2"/>
          <table:table-cell office:value-type="float" office:value="1275700" calcext:value-type="float">
            <text:p>1275700</text:p>
          </table:table-cell>
          <table:table-cell table:number-columns-repeated="2"/>
          <table:table-cell office:value-type="float" office:value="1414112" calcext:value-type="float">
            <text:p>1414112</text:p>
          </table:table-cell>
          <table:table-cell table:number-columns-repeated="2"/>
          <table:table-cell office:value-type="float" office:value="1548592" calcext:value-type="float">
            <text:p>1548592</text:p>
          </table:table-cell>
          <table:table-cell table:number-columns-repeated="2"/>
          <table:table-cell office:value-type="float" office:value="1679624" calcext:value-type="float">
            <text:p>1679624</text:p>
          </table:table-cell>
          <table:table-cell table:number-columns-repeated="2"/>
          <table:table-cell office:value-type="float" office:value="1791240" calcext:value-type="float">
            <text:p>1791240</text:p>
          </table:table-cell>
          <table:table-cell table:number-columns-repeated="2"/>
          <table:table-cell office:value-type="float" office:value="1904428" calcext:value-type="float">
            <text:p>1904428</text:p>
          </table:table-cell>
          <table:table-cell table:number-columns-repeated="2"/>
          <table:table-cell office:value-type="float" office:value="2007828" calcext:value-type="float">
            <text:p>20078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4536" calcext:value-type="float">
            <text:p>644536</text:p>
          </table:table-cell>
          <table:table-cell table:formula="of:=SUM([.C43:.C47])" office:value-type="float" office:value="3221352" calcext:value-type="float">
            <text:p>3221352</text:p>
          </table:table-cell>
          <table:table-cell/>
          <table:table-cell office:value-type="float" office:value="898144" calcext:value-type="float">
            <text:p>898144</text:p>
          </table:table-cell>
          <table:table-cell table:formula="of:=SUM([.F43:.F47])" office:value-type="float" office:value="4499716" calcext:value-type="float">
            <text:p>4499716</text:p>
          </table:table-cell>
          <table:table-cell/>
          <table:table-cell office:value-type="float" office:value="1102716" calcext:value-type="float">
            <text:p>1102716</text:p>
          </table:table-cell>
          <table:table-cell table:formula="of:=SUM([.I43:.I47])" office:value-type="float" office:value="5515700" calcext:value-type="float">
            <text:p>5515700</text:p>
          </table:table-cell>
          <table:table-cell/>
          <table:table-cell office:value-type="float" office:value="1276960" calcext:value-type="float">
            <text:p>1276960</text:p>
          </table:table-cell>
          <table:table-cell table:formula="of:=SUM([.L43:.L47])" office:value-type="float" office:value="6364008" calcext:value-type="float">
            <text:p>6364008</text:p>
          </table:table-cell>
          <table:table-cell/>
          <table:table-cell office:value-type="float" office:value="1416136" calcext:value-type="float">
            <text:p>1416136</text:p>
          </table:table-cell>
          <table:table-cell table:formula="of:=SUM([.O43:.O47])" office:value-type="float" office:value="7089472" calcext:value-type="float">
            <text:p>7089472</text:p>
          </table:table-cell>
          <table:table-cell/>
          <table:table-cell office:value-type="float" office:value="1553280" calcext:value-type="float">
            <text:p>1553280</text:p>
          </table:table-cell>
          <table:table-cell table:formula="of:=SUM([.R43:.R47])" office:value-type="float" office:value="7748028" calcext:value-type="float">
            <text:p>7748028</text:p>
          </table:table-cell>
          <table:table-cell/>
          <table:table-cell office:value-type="float" office:value="1678812" calcext:value-type="float">
            <text:p>1678812</text:p>
          </table:table-cell>
          <table:table-cell table:formula="of:=SUM([.U43:.U47])" office:value-type="float" office:value="8397472" calcext:value-type="float">
            <text:p>8397472</text:p>
          </table:table-cell>
          <table:table-cell/>
          <table:table-cell office:value-type="float" office:value="1791676" calcext:value-type="float">
            <text:p>1791676</text:p>
          </table:table-cell>
          <table:table-cell table:formula="of:=SUM([.X43:.X47])" office:value-type="float" office:value="8955084" calcext:value-type="float">
            <text:p>8955084</text:p>
          </table:table-cell>
          <table:table-cell/>
          <table:table-cell office:value-type="float" office:value="1906352" calcext:value-type="float">
            <text:p>1906352</text:p>
          </table:table-cell>
          <table:table-cell table:formula="of:=SUM([.AA43:.AA47])" office:value-type="float" office:value="9515572" calcext:value-type="float">
            <text:p>9515572</text:p>
          </table:table-cell>
          <table:table-cell/>
          <table:table-cell office:value-type="float" office:value="2004276" calcext:value-type="float">
            <text:p>2004276</text:p>
          </table:table-cell>
          <table:table-cell table:formula="of:=SUM([.AD43:.AD47])" office:value-type="float" office:value="10029780" calcext:value-type="float">
            <text:p>10029780</text:p>
          </table:table-cell>
        </table:table-row>
        <table:table-row table:style-name="ro1">
          <table:table-cell table:number-columns-repeated="2"/>
          <table:table-cell office:value-type="float" office:value="643628" calcext:value-type="float">
            <text:p>643628</text:p>
          </table:table-cell>
          <table:table-cell table:number-columns-repeated="2"/>
          <table:table-cell office:value-type="float" office:value="899988" calcext:value-type="float">
            <text:p>899988</text:p>
          </table:table-cell>
          <table:table-cell table:number-columns-repeated="2"/>
          <table:table-cell office:value-type="float" office:value="1100656" calcext:value-type="float">
            <text:p>1100656</text:p>
          </table:table-cell>
          <table:table-cell table:number-columns-repeated="2"/>
          <table:table-cell office:value-type="float" office:value="1265900" calcext:value-type="float">
            <text:p>1265900</text:p>
          </table:table-cell>
          <table:table-cell table:number-columns-repeated="2"/>
          <table:table-cell office:value-type="float" office:value="1410772" calcext:value-type="float">
            <text:p>1410772</text:p>
          </table:table-cell>
          <table:table-cell table:number-columns-repeated="2"/>
          <table:table-cell office:value-type="float" office:value="1546300" calcext:value-type="float">
            <text:p>1546300</text:p>
          </table:table-cell>
          <table:table-cell table:number-columns-repeated="2"/>
          <table:table-cell office:value-type="float" office:value="1679128" calcext:value-type="float">
            <text:p>1679128</text:p>
          </table:table-cell>
          <table:table-cell table:number-columns-repeated="2"/>
          <table:table-cell office:value-type="float" office:value="1793008" calcext:value-type="float">
            <text:p>1793008</text:p>
          </table:table-cell>
          <table:table-cell table:number-columns-repeated="2"/>
          <table:table-cell office:value-type="float" office:value="1903116" calcext:value-type="float">
            <text:p>1903116</text:p>
          </table:table-cell>
          <table:table-cell table:number-columns-repeated="2"/>
          <table:table-cell office:value-type="float" office:value="2004728" calcext:value-type="float">
            <text:p>20047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2192" calcext:value-type="float">
            <text:p>642192</text:p>
          </table:table-cell>
          <table:table-cell table:number-columns-repeated="2"/>
          <table:table-cell office:value-type="float" office:value="899724" calcext:value-type="float">
            <text:p>899724</text:p>
          </table:table-cell>
          <table:table-cell table:number-columns-repeated="2"/>
          <table:table-cell office:value-type="float" office:value="1104580" calcext:value-type="float">
            <text:p>1104580</text:p>
          </table:table-cell>
          <table:table-cell table:number-columns-repeated="2"/>
          <table:table-cell office:value-type="float" office:value="1282052" calcext:value-type="float">
            <text:p>1282052</text:p>
          </table:table-cell>
          <table:table-cell table:number-columns-repeated="2"/>
          <table:table-cell office:value-type="float" office:value="1411028" calcext:value-type="float">
            <text:p>1411028</text:p>
          </table:table-cell>
          <table:table-cell table:number-columns-repeated="2"/>
          <table:table-cell office:value-type="float" office:value="1549104" calcext:value-type="float">
            <text:p>1549104</text:p>
          </table:table-cell>
          <table:table-cell table:number-columns-repeated="2"/>
          <table:table-cell office:value-type="float" office:value="1679060" calcext:value-type="float">
            <text:p>1679060</text:p>
          </table:table-cell>
          <table:table-cell table:number-columns-repeated="2"/>
          <table:table-cell office:value-type="float" office:value="1791972" calcext:value-type="float">
            <text:p>1791972</text:p>
          </table:table-cell>
          <table:table-cell table:number-columns-repeated="2"/>
          <table:table-cell office:value-type="float" office:value="1906636" calcext:value-type="float">
            <text:p>1906636</text:p>
          </table:table-cell>
          <table:table-cell table:number-columns-repeated="2"/>
          <table:table-cell office:value-type="float" office:value="2004868" calcext:value-type="float">
            <text:p>200486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2360" calcext:value-type="float">
            <text:p>642360</text:p>
          </table:table-cell>
          <table:table-cell table:number-columns-repeated="2"/>
          <table:table-cell office:value-type="float" office:value="898352" calcext:value-type="float">
            <text:p>898352</text:p>
          </table:table-cell>
          <table:table-cell table:number-columns-repeated="2"/>
          <table:table-cell office:value-type="float" office:value="1104572" calcext:value-type="float">
            <text:p>1104572</text:p>
          </table:table-cell>
          <table:table-cell table:number-columns-repeated="2"/>
          <table:table-cell office:value-type="float" office:value="1276332" calcext:value-type="float">
            <text:p>1276332</text:p>
          </table:table-cell>
          <table:table-cell table:number-columns-repeated="2"/>
          <table:table-cell office:value-type="float" office:value="1418408" calcext:value-type="float">
            <text:p>1418408</text:p>
          </table:table-cell>
          <table:table-cell table:number-columns-repeated="2"/>
          <table:table-cell office:value-type="float" office:value="1552424" calcext:value-type="float">
            <text:p>1552424</text:p>
          </table:table-cell>
          <table:table-cell table:number-columns-repeated="2"/>
          <table:table-cell office:value-type="float" office:value="1679160" calcext:value-type="float">
            <text:p>1679160</text:p>
          </table:table-cell>
          <table:table-cell table:number-columns-repeated="2"/>
          <table:table-cell office:value-type="float" office:value="1791108" calcext:value-type="float">
            <text:p>1791108</text:p>
          </table:table-cell>
          <table:table-cell table:number-columns-repeated="2"/>
          <table:table-cell office:value-type="float" office:value="1905088" calcext:value-type="float">
            <text:p>1905088</text:p>
          </table:table-cell>
          <table:table-cell table:number-columns-repeated="2"/>
          <table:table-cell office:value-type="float" office:value="2005272" calcext:value-type="float">
            <text:p>20052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5620" calcext:value-type="float">
            <text:p>645620</text:p>
          </table:table-cell>
          <table:table-cell table:number-columns-repeated="2"/>
          <table:table-cell office:value-type="float" office:value="898200" calcext:value-type="float">
            <text:p>898200</text:p>
          </table:table-cell>
          <table:table-cell table:number-columns-repeated="2"/>
          <table:table-cell office:value-type="float" office:value="1107176" calcext:value-type="float">
            <text:p>1107176</text:p>
          </table:table-cell>
          <table:table-cell table:number-columns-repeated="2"/>
          <table:table-cell office:value-type="float" office:value="1272156" calcext:value-type="float">
            <text:p>1272156</text:p>
          </table:table-cell>
          <table:table-cell table:number-columns-repeated="2"/>
          <table:table-cell office:value-type="float" office:value="1418008" calcext:value-type="float">
            <text:p>1418008</text:p>
          </table:table-cell>
          <table:table-cell table:number-columns-repeated="2"/>
          <table:table-cell office:value-type="float" office:value="1553032" calcext:value-type="float">
            <text:p>1553032</text:p>
          </table:table-cell>
          <table:table-cell table:number-columns-repeated="2"/>
          <table:table-cell office:value-type="float" office:value="1679336" calcext:value-type="float">
            <text:p>1679336</text:p>
          </table:table-cell>
          <table:table-cell table:number-columns-repeated="2"/>
          <table:table-cell office:value-type="float" office:value="1792884" calcext:value-type="float">
            <text:p>1792884</text:p>
          </table:table-cell>
          <table:table-cell table:number-columns-repeated="2"/>
          <table:table-cell office:value-type="float" office:value="1903464" calcext:value-type="float">
            <text:p>1903464</text:p>
          </table:table-cell>
          <table:table-cell table:number-columns-repeated="2"/>
          <table:table-cell office:value-type="float" office:value="2005024" calcext:value-type="float">
            <text:p>2005024</text:p>
          </table:table-cell>
          <table:table-cell/>
        </table:table-row>
        <table:table-row table:style-name="ro1">
          <table:table-cell table:number-columns-repeated="2"/>
          <table:table-cell office:value-type="float" office:value="645340" calcext:value-type="float">
            <text:p>645340</text:p>
          </table:table-cell>
          <table:table-cell table:formula="of:=SUM([.C48:.C52])" office:value-type="float" office:value="3219140" calcext:value-type="float">
            <text:p>3219140</text:p>
          </table:table-cell>
          <table:table-cell/>
          <table:table-cell office:value-type="float" office:value="898888" calcext:value-type="float">
            <text:p>898888</text:p>
          </table:table-cell>
          <table:table-cell table:formula="of:=SUM([.F48:.F52])" office:value-type="float" office:value="4495152" calcext:value-type="float">
            <text:p>4495152</text:p>
          </table:table-cell>
          <table:table-cell/>
          <table:table-cell office:value-type="float" office:value="1108236" calcext:value-type="float">
            <text:p>1108236</text:p>
          </table:table-cell>
          <table:table-cell table:formula="of:=SUM([.I48:.I52])" office:value-type="float" office:value="5525220" calcext:value-type="float">
            <text:p>5525220</text:p>
          </table:table-cell>
          <table:table-cell/>
          <table:table-cell office:value-type="float" office:value="1255228" calcext:value-type="float">
            <text:p>1255228</text:p>
          </table:table-cell>
          <table:table-cell table:formula="of:=SUM([.L48:.L52])" office:value-type="float" office:value="6351668" calcext:value-type="float">
            <text:p>6351668</text:p>
          </table:table-cell>
          <table:table-cell/>
          <table:table-cell office:value-type="float" office:value="1413020" calcext:value-type="float">
            <text:p>1413020</text:p>
          </table:table-cell>
          <table:table-cell table:formula="of:=SUM([.O48:.O52])" office:value-type="float" office:value="7071236" calcext:value-type="float">
            <text:p>7071236</text:p>
          </table:table-cell>
          <table:table-cell/>
          <table:table-cell office:value-type="float" office:value="1551524" calcext:value-type="float">
            <text:p>1551524</text:p>
          </table:table-cell>
          <table:table-cell table:formula="of:=SUM([.R48:.R52])" office:value-type="float" office:value="7752384" calcext:value-type="float">
            <text:p>7752384</text:p>
          </table:table-cell>
          <table:table-cell/>
          <table:table-cell office:value-type="float" office:value="1679588" calcext:value-type="float">
            <text:p>1679588</text:p>
          </table:table-cell>
          <table:table-cell table:formula="of:=SUM([.U48:.U52])" office:value-type="float" office:value="8396272" calcext:value-type="float">
            <text:p>8396272</text:p>
          </table:table-cell>
          <table:table-cell/>
          <table:table-cell office:value-type="float" office:value="1787420" calcext:value-type="float">
            <text:p>1787420</text:p>
          </table:table-cell>
          <table:table-cell table:formula="of:=SUM([.X48:.X52])" office:value-type="float" office:value="8956392" calcext:value-type="float">
            <text:p>8956392</text:p>
          </table:table-cell>
          <table:table-cell/>
          <table:table-cell office:value-type="float" office:value="1904912" calcext:value-type="float">
            <text:p>1904912</text:p>
          </table:table-cell>
          <table:table-cell table:formula="of:=SUM([.AA48:.AA52])" office:value-type="float" office:value="9523216" calcext:value-type="float">
            <text:p>9523216</text:p>
          </table:table-cell>
          <table:table-cell/>
          <table:table-cell office:value-type="float" office:value="2007784" calcext:value-type="float">
            <text:p>2007784</text:p>
          </table:table-cell>
          <table:table-cell table:formula="of:=SUM([.AD48:.AD52])" office:value-type="float" office:value="10027676" calcext:value-type="float">
            <text:p>100276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5">00/00/0000</text:date>, <text:time style:data-style-name="N2" text:time-value="16:09:44.686289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3:45:22.254202317</meta:creation-date>
    <meta:generator>LibreOffice/5.4.6.2$Linux_X86_64 LibreOffice_project/40m0$Build-2</meta:generator>
    <dc:date>2018-04-25T16:10:00.240788351</dc:date>
    <meta:editing-duration>PT53M36S</meta:editing-duration>
    <meta:editing-cycles>7</meta:editing-cycles>
    <meta:document-statistic meta:table-count="4" meta:cell-count="1044" meta:object-count="0"/>
  </office:meta>
</office:document-meta>
</file>